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B50000001FCE5F20147FE0775D.png" manifest:media-type="image/png"/>
  <manifest:file-entry manifest:full-path="Pictures/10000000000000FC000000280004A585A4C28A4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sans-serif"/>
    <style:font-face style:name="Consolas1" svg:font-family="Consolas, Monaco, 'Andale Mono', 'Ubuntu Mono', monospace"/>
    <style:font-face style:name="Consolas" svg:font-family="Consolas, monospace"/>
    <style:font-face style:name="Courier 10 Pitch" svg:font-family="'Courier 10 Pitch', Courier, monospace"/>
    <style:font-face style:name="Fixed" svg:font-family="Fixed, monospace"/>
    <style:font-face style:name="Helvetica Neue" svg:font-family="'Helvetica Neue', Arial, Helvetica, sans-serif"/>
    <style:font-face style:name="Lato" svg:font-family="Lato, sans-serif"/>
    <style:font-face style:name="Lohit Devanagari1" svg:font-family="'Lohit Devanagari'"/>
    <style:font-face style:name="Muli" svg:font-family="Muli, sans-serif"/>
    <style:font-face style:name="Open Sans" svg:font-family="'Open Sans', system-ui, apple-system, BlinkMacSystemFont, 'Segoe UI', Roboto, 'Helvetica Neue', Arial, 'Noto Sans', sans-serif, 'Apple Color Emoji', 'Segoe UI Emoji', 'Segoe UI Symbol', 'Noto Color Emoji'"/>
    <style:font-face style:name="Overpass Mono" svg:font-family="'Overpass Mono', Consolas, Monaco, 'Andale Mono', monospace"/>
    <style:font-face style:name="RedHatDisplay" svg:font-family="RedHatDisplay, Overpass, Overpass, Helvetica, Arial, sans-serif"/>
    <style:font-face style:name="RedHatText" svg:font-family="RedHatText, Overpass, Overpass, Helvetica, Arial, sans-serif"/>
    <style:font-face style:name="Roboto Slab" svg:font-family="'Roboto Slab', 'Lucida Sans Unicode', 'Lucida Grande', sans-serif"/>
    <style:font-face style:name="Roboto2" svg:font-family="Roboto, 'Lucida Sans Unicode', 'Lucida Grande', sans-serif"/>
    <style:font-face style:name="Roboto" svg:font-family="Roboto, sans-serif"/>
    <style:font-face style:name="Roboto1" svg:font-family="Roboto, ui-sans-serif, system-ui, apple-system, BlinkMacSystemFont, 'Segoe UI', 'Helvetica Neue', Arial, 'Noto Sans', sans-serif, 'Apple Color Emoji', 'Segoe UI Emoji', 'Segoe UI Symbol', 'Noto Color Emoji'"/>
    <style:font-face style:name="Source Sans Pro" svg:font-family="'Source Sans Pro', sans-serif"/>
    <style:font-face style:name="Verdana2" svg:font-family="Verdana, BlinkMacSystemFont, apple-system, 'Segoe UI', Roboto, Oxygen, Ubuntu, Cantarell, 'Open Sans', 'Helvetica Neue', sans-serif"/>
    <style:font-face style:name="Verdana" svg:font-family="Verdana, Geneva, sans-serif"/>
    <style:font-face style:name="Verdana1" svg:font-family="Verdana, sans-serif"/>
    <style:font-face style:name="apple-system1" svg:font-family="apple-system, BlinkMacSystemFont, 'Segoe UI', 'Liberation Sans', sans-serif"/>
    <style:font-face style:name="apple-system" svg:font-family="apple-system, system-ui, BlinkMacSystemFont, 'Segoe UI', Helvetica, Arial, sans-serif, 'Apple Color Emoji', 'Segoe UI Emoji', 'Segoe UI Symbol'"/>
    <style:font-face style:name="arial" svg:font-family="arial, sans-serif"/>
    <style:font-face style:name="calibri" svg:font-family="calibri, sans-serif"/>
    <style:font-face style:name="erdana" svg:font-family="erdana, helvetica, arial, sans-serif"/>
    <style:font-face style:name="inherit" svg:font-family="inherit"/>
    <style:font-face style:name="inter-regular" svg:font-family="inter-regular, system-ui, apple-system, BlinkMacSystemFont, 'Segoe UI', Roboto, 'Helvetica Neue', Helvetica, Arial, sans-serif"/>
    <style:font-face style:name="monospace" svg:font-family="monospace"/>
    <style:font-face style:name="monospace2" svg:font-family="monospace, courier"/>
    <style:font-face style:name="monospace1" svg:font-family="monospace, monospace"/>
    <style:font-face style:name="urw-din" svg:font-family="urw-din, sans-serif"/>
    <style:font-face style:name="var ff-mono" svg:font-family="'var ff-mono'"/>
    <style:font-face style:name="var ff-sans" svg:font-family="'var ff-san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margin-left="0cm" fo:margin-right="0cm" fo:margin-top="0cm" fo:margin-bottom="0.247cm" loext:contextual-spacing="false" style:line-height-at-least="1.058cm" fo:orphans="2" fo:widows="2" fo:text-indent="0cm" style:auto-text-indent="false" fo:padding="0cm" fo:border="none"/>
      <style:text-properties fo:font-variant="normal" fo:text-transform="none" fo:color="#222222" style:font-name="Source Sans Pro" fo:font-size="19.5pt" fo:letter-spacing="normal" fo:font-style="normal" fo:font-weight="normal"/>
    </style:style>
    <style:style style:name="P2" style:family="paragraph" style:parent-style-name="Text_20_body">
      <style:paragraph-properties fo:margin-left="0cm" fo:margin-right="0cm" fo:margin-top="0cm" fo:margin-bottom="0.247cm" loext:contextual-spacing="false" fo:orphans="2" fo:widows="2" fo:text-indent="0cm" style:auto-text-indent="false" fo:padding="0cm" fo:border="none"/>
      <style:text-properties fo:font-variant="normal" fo:text-transform="none" fo:color="#454545" style:font-name="Verdana1" fo:letter-spacing="normal" fo:font-style="normal" fo:font-weight="normal"/>
    </style:style>
    <style:style style:name="P3"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fo:padding="0cm" fo:border="none"/>
      <style:text-properties fo:font-variant="normal" fo:text-transform="none" fo:color="#232629" style:font-name="apple-system1" fo:font-size="11.25pt" fo:letter-spacing="normal" fo:font-style="normal" fo:font-weight="normal"/>
    </style:style>
    <style:style style:name="P4" style:family="paragraph" style:parent-style-name="Preformatted_20_Text">
      <style:paragraph-properties fo:margin-left="0cm" fo:margin-right="0cm" fo:margin-top="0cm" fo:margin-bottom="0.247cm" loext:contextual-spacing="false" fo:line-height="160%" fo:orphans="2" fo:widows="2" fo:text-indent="0cm" style:auto-text-indent="false"/>
      <style:text-properties fo:font-variant="normal" fo:text-transform="none" fo:color="#222222" style:font-name="Courier 10 Pitch" fo:letter-spacing="normal" fo:font-style="normal" fo:font-weight="normal"/>
    </style:style>
    <style:style style:name="P5" style:family="paragraph" style:parent-style-name="Preformatted_20_Text">
      <loext:graphic-properties draw:fill="solid" draw:fill-color="#f1f5f9" draw:opacity="100%"/>
      <style:paragraph-properties fo:margin-left="0cm" fo:margin-right="0cm" fo:margin-top="0cm" fo:margin-bottom="0.247cm" loext:contextual-spacing="false" fo:orphans="2" fo:widows="2" fo:text-indent="0cm" style:auto-text-indent="false" fo:background-color="#f1f5f9" fo:padding="0.049cm" fo:border="0.06pt solid #005cb9"/>
      <style:text-properties fo:font-variant="normal" fo:text-transform="none" fo:color="#454545" style:font-name="Fixed" fo:letter-spacing="normal" fo:font-style="normal" fo:font-weight="normal"/>
    </style:style>
    <style:style style:name="P6" style:family="paragraph" style:parent-style-name="Text_20_body">
      <style:paragraph-properties fo:margin-left="0cm" fo:margin-right="0cm" fo:margin-top="0cm" fo:margin-bottom="0.247cm" loext:contextual-spacing="false" fo:orphans="2" fo:widows="2" fo:text-indent="0cm" style:auto-text-indent="false"/>
      <style:text-properties fo:font-variant="normal" fo:text-transform="none" fo:color="#222222" style:font-name="Source Sans Pro" fo:font-size="13.5pt" fo:letter-spacing="normal" fo:font-style="normal" fo:font-weight="normal"/>
    </style:style>
    <style:style style:name="P7" style:family="paragraph" style:parent-style-name="Text_20_body">
      <style:paragraph-properties fo:margin-left="0cm" fo:margin-right="0cm" fo:margin-top="0cm" fo:margin-bottom="0.247cm" loext:contextual-spacing="false" fo:orphans="2" fo:widows="2" fo:text-indent="0cm" style:auto-text-indent="false"/>
      <style:text-properties fo:font-variant="normal" fo:text-transform="none" fo:color="#222222" fo:letter-spacing="normal"/>
    </style:style>
    <style:style style:name="P8"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141414" style:font-name="RedHatText" fo:font-size="13.5pt" fo:letter-spacing="normal" fo:font-style="normal" fo:font-weight="normal"/>
    </style:style>
    <style:style style:name="P9" style:family="paragraph" style:parent-style-name="Text_20_body">
      <style:paragraph-properties fo:margin-left="0cm" fo:margin-right="0cm" fo:margin-top="0cm" fo:margin-bottom="0.247cm" loext:contextual-spacing="false" fo:orphans="2" fo:widows="2" fo:text-indent="0cm" style:auto-text-indent="false"/>
    </style:style>
    <style:style style:name="P10"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style>
    <style:style style:name="P11" style:family="paragraph" style:parent-style-name="Heading_20_2">
      <style:paragraph-properties fo:margin-left="0cm" fo:margin-right="0cm" fo:margin-top="0cm" fo:margin-bottom="0cm" loext:contextual-spacing="false" fo:orphans="2" fo:widows="2" fo:text-indent="0cm" style:auto-text-indent="false" fo:padding="0cm" fo:border="none"/>
    </style:style>
    <style:style style:name="P12" style:family="paragraph" style:parent-style-name="Heading_20_3">
      <style:paragraph-properties fo:margin-left="0cm" fo:margin-right="0cm" fo:margin-top="0cm" fo:margin-bottom="0cm" loext:contextual-spacing="false" fo:orphans="2" fo:widows="2" fo:text-indent="0cm" style:auto-text-indent="false" fo:padding="0cm" fo:border="none"/>
    </style:style>
    <style:style style:name="P13"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4" style:family="paragraph" style:parent-style-name="Preformatted_20_Text">
      <loext:graphic-properties draw:fill="solid" draw:fill-color="#777777" draw:opacity="100%"/>
      <style:paragraph-properties fo:margin-left="0cm" fo:margin-right="0cm" fo:margin-top="0cm" fo:margin-bottom="0cm" loext:contextual-spacing="false" fo:orphans="2" fo:widows="2" fo:text-indent="0cm" style:auto-text-indent="false" fo:background-color="#777777" fo:padding="0cm" fo:border="none"/>
    </style:style>
    <style:style style:name="P15" style:family="paragraph" style:parent-style-name="Preformatted_20_Text">
      <style:paragraph-properties fo:margin-left="0cm" fo:margin-right="0cm" fo:margin-top="0cm" fo:margin-bottom="0cm" loext:contextual-spacing="false" fo:orphans="2" fo:widows="2" fo:text-indent="0cm" style:auto-text-indent="false" fo:padding="0cm" fo:border="none"/>
      <style:text-properties fo:font-variant="normal" fo:text-transform="none" fo:color="#0a0a23" style:font-name="Lato" fo:font-size="16.5pt" fo:letter-spacing="normal" fo:font-style="normal" fo:font-weight="normal"/>
    </style:style>
    <style:style style:name="P16" style:family="paragraph" style:parent-style-name="Preformatted_20_Text">
      <style:paragraph-properties fo:margin-left="0cm" fo:margin-right="0cm" fo:margin-top="0cm" fo:margin-bottom="0cm" loext:contextual-spacing="false" fo:line-height="130%" fo:text-align="start" style:justify-single-word="false" fo:orphans="2" fo:widows="2" fo:text-indent="0cm" style:auto-text-indent="false" fo:padding="0cm" fo:border="none"/>
    </style:style>
    <style:style style:name="P17"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fo:letter-spacing="normal"/>
    </style:style>
    <style:style style:name="P1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inherit" fo:font-size="12pt" fo:letter-spacing="normal" fo:font-style="normal" fo:font-weight="normal" loext:padding="0cm" loext:border="none"/>
    </style:style>
    <style:style style:name="P1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Helvetica Neue" fo:font-size="9pt" fo:letter-spacing="normal" fo:font-style="normal" fo:font-weight="normal"/>
    </style:style>
    <style:style style:name="P2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a0a23" style:font-name="Lato" fo:font-size="16.5pt" fo:letter-spacing="normal" fo:font-style="normal" fo:font-weight="normal"/>
    </style:style>
    <style:style style:name="P2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apple-system" fo:font-size="12.75pt" fo:letter-spacing="normal" fo:font-style="normal" fo:font-weight="normal"/>
    </style:style>
    <style:style style:name="P2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3"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24"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style:style>
    <style:style style:name="P2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style>
    <style:style style:name="P2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22222" style:font-name="calibri" fo:font-size="14pt" fo:letter-spacing="normal" fo:language="en" fo:country="GB" fo:font-style="normal" fo:font-weight="normal"/>
    </style:style>
    <style:style style:name="P2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22222" style:font-name="calibri" fo:font-size="14pt" fo:letter-spacing="normal" fo:language="en" fo:country="GB" fo:font-style="italic" fo:font-weight="bold"/>
    </style:style>
    <style:style style:name="P28" style:family="paragraph" style:parent-style-name="Heading_20_2">
      <style:paragraph-properties fo:margin-left="0cm" fo:margin-right="0cm" fo:margin-top="0cm" fo:margin-bottom="0.423cm" loext:contextual-spacing="false" fo:orphans="2" fo:widows="2" fo:text-indent="0cm" style:auto-text-indent="false" fo:padding="0cm" fo:border="none"/>
      <style:text-properties fo:font-variant="normal" fo:text-transform="none" fo:color="#404040" style:font-name="Roboto Slab" fo:font-size="12pt" fo:letter-spacing="normal" fo:font-style="normal" fo:font-weight="normal"/>
    </style:style>
    <style:style style:name="P29" style:family="paragraph" style:parent-style-name="Text_20_body">
      <style:paragraph-properties fo:margin-left="0cm" fo:margin-right="0cm" fo:margin-top="0cm" fo:margin-bottom="0.423cm" loext:contextual-spacing="false" fo:orphans="2" fo:widows="2" fo:text-indent="0cm" style:auto-text-indent="false" fo:padding="0cm" fo:border="none"/>
      <style:text-properties fo:font-variant="normal" fo:text-transform="none" fo:color="#404040" style:font-name="Roboto Slab" fo:font-size="12pt" fo:letter-spacing="normal" fo:font-style="normal" fo:font-weight="normal"/>
    </style:style>
    <style:style style:name="P30" style:family="paragraph" style:parent-style-name="Text_20_body">
      <style:paragraph-properties fo:margin-left="0cm" fo:margin-right="0cm" fo:margin-top="0cm" fo:margin-bottom="0.423cm" loext:contextual-spacing="false" fo:orphans="2" fo:widows="2" fo:text-indent="0cm" style:auto-text-indent="false" fo:padding="0cm" fo:border="none"/>
    </style:style>
    <style:style style:name="P31" style:family="paragraph" style:parent-style-name="Heading_20_4">
      <style:paragraph-properties fo:margin-left="0cm" fo:margin-right="0cm" fo:margin-top="0.635cm" fo:margin-bottom="0.37cm" loext:contextual-spacing="false" style:line-height-at-least="0.767cm" fo:orphans="2" fo:widows="2" fo:text-indent="0cm" style:auto-text-indent="false"/>
      <style:text-properties fo:font-variant="normal" fo:text-transform="none" fo:color="#111111" style:font-name="Roboto" fo:font-size="14.25pt" fo:letter-spacing="normal" fo:font-style="italic" fo:font-weight="normal"/>
    </style:style>
    <style:style style:name="P32" style:family="paragraph" style:parent-style-name="Preformatted_20_Text">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273239" style:font-name="Consolas" fo:font-size="12pt" fo:letter-spacing="normal" fo:font-style="normal" fo:font-weight="normal"/>
    </style:style>
    <style:style style:name="P33" style:family="paragraph" style:parent-style-name="Preformatted_20_Text">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273239" style:font-name="Consolas" fo:font-size="12pt" fo:letter-spacing="normal" fo:font-style="normal" fo:font-weight="normal" officeooo:paragraph-rsid="00857160"/>
    </style:style>
    <style:style style:name="P34" style:family="paragraph" style:parent-style-name="Preformatted_20_Text">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273239" style:font-name="Consolas" fo:font-size="12pt" fo:letter-spacing="normal" fo:font-style="normal" fo:font-weight="normal" officeooo:paragraph-rsid="0088e58e"/>
    </style:style>
    <style:style style:name="P35" style:family="paragraph" style:parent-style-name="Preformatted_20_Text">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273239" fo:letter-spacing="normal"/>
    </style:style>
    <style:style style:name="P36" style:family="paragraph" style:parent-style-name="Standard">
      <style:paragraph-properties fo:margin-left="0cm" fo:margin-right="0cm" fo:margin-top="0cm" fo:margin-bottom="0.265cm" loext:contextual-spacing="false" fo:orphans="2" fo:widows="2" fo:text-indent="0cm" style:auto-text-indent="false"/>
      <style:text-properties officeooo:rsid="005e2dc9" officeooo:paragraph-rsid="005e2dc9" loext:padding="0cm" loext:border="none"/>
    </style:style>
    <style:style style:name="P37" style:family="paragraph" style:parent-style-name="Standard">
      <style:paragraph-properties fo:margin-left="0cm" fo:margin-right="0cm" fo:margin-top="0cm" fo:margin-bottom="0.265cm" loext:contextual-spacing="false" fo:orphans="2" fo:widows="2" fo:text-indent="0cm" style:auto-text-indent="false"/>
      <style:text-properties officeooo:rsid="005f5701" officeooo:paragraph-rsid="005f5701" loext:padding="0cm" loext:border="none"/>
    </style:style>
    <style:style style:name="P38" style:family="paragraph" style:parent-style-name="Standard">
      <style:paragraph-properties fo:margin-left="0cm" fo:margin-right="0cm" fo:margin-top="0cm" fo:margin-bottom="0.265cm" loext:contextual-spacing="false" fo:orphans="2" fo:widows="2" fo:text-indent="0cm" style:auto-text-indent="false"/>
      <style:text-properties officeooo:rsid="0060ab16" officeooo:paragraph-rsid="0060ab16" loext:padding="0cm" loext:border="none"/>
    </style:style>
    <style:style style:name="P39" style:family="paragraph" style:parent-style-name="Standard">
      <style:paragraph-properties fo:margin-left="0cm" fo:margin-right="0cm" fo:margin-top="0cm" fo:margin-bottom="0.265cm" loext:contextual-spacing="false" fo:orphans="2" fo:widows="2" fo:text-indent="0cm" style:auto-text-indent="false"/>
      <style:text-properties officeooo:paragraph-rsid="006dd913"/>
    </style:style>
    <style:style style:name="P40" style:family="paragraph" style:parent-style-name="Preformatted_20_Text">
      <style:paragraph-properties fo:margin-left="0cm" fo:margin-right="0cm" fo:orphans="2" fo:widows="2" fo:text-indent="0cm" style:auto-text-indent="false"/>
      <style:text-properties fo:font-variant="normal" fo:text-transform="none" fo:color="#222222" style:font-name="Source Sans Pro" fo:font-size="13.5pt" fo:letter-spacing="normal" fo:font-style="normal" fo:font-weight="normal"/>
    </style:style>
    <style:style style:name="P41" style:family="paragraph" style:parent-style-name="Preformatted_20_Text">
      <loext:graphic-properties draw:fill="solid" draw:fill-color="#f1f1f1" draw:opacity="100%"/>
      <style:paragraph-properties fo:margin-left="0cm" fo:margin-right="0cm" fo:margin-top="0.635cm" fo:margin-bottom="0.247cm" loext:contextual-spacing="false" fo:orphans="2" fo:widows="2" fo:text-indent="0cm" style:auto-text-indent="false" fo:background-color="#f1f1f1" fo:padding="0cm" fo:border="none"/>
      <style:text-properties fo:font-variant="normal" fo:text-transform="none" fo:color="#222222" style:font-name="monospace1" fo:font-size="11.25pt" fo:letter-spacing="normal" fo:font-style="normal" fo:font-weight="normal"/>
    </style:style>
    <style:style style:name="P42" style:family="paragraph" style:parent-style-name="Preformatted_20_Text">
      <loext:graphic-properties draw:fill="solid" draw:fill-color="#f5f5f5" draw:opacity="100%"/>
      <style:paragraph-properties fo:margin-left="0cm" fo:margin-right="0cm" fo:margin-top="0cm" fo:margin-bottom="0.318cm" loext:contextual-spacing="false" fo:line-height="150%" fo:text-align="start" style:justify-single-word="false" fo:orphans="2" fo:widows="2" fo:text-indent="0cm" style:auto-text-indent="false" fo:background-color="#f5f5f5" fo:padding-left="0.291cm" fo:padding-right="0cm" fo:padding-top="0.291cm" fo:padding-bottom="0.291cm" fo:border-left="0.06pt solid #cccccc" fo:border-right="none" fo:border-top="0.06pt solid #cccccc" fo:border-bottom="0.06pt solid #cccccc"/>
    </style:style>
    <style:style style:name="P43" style:family="paragraph" style:parent-style-name="Standard">
      <style:paragraph-properties fo:margin-left="0cm" fo:margin-right="0cm" fo:text-align="justify" style:justify-single-word="false" fo:orphans="2" fo:widows="2" fo:text-indent="0cm" style:auto-text-indent="false"/>
    </style:style>
    <style:style style:name="P4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inter-regular" fo:font-size="12pt" fo:letter-spacing="normal" fo:font-style="normal" fo:font-weight="normal"/>
    </style:style>
    <style:style style:name="P45" style:family="paragraph" style:parent-style-name="Text_20_body">
      <style:paragraph-properties fo:margin-left="0cm" fo:margin-right="0cm" fo:orphans="2" fo:widows="2" fo:text-indent="0cm" style:auto-text-indent="false"/>
      <style:text-properties fo:font-variant="normal" fo:text-transform="none" fo:color="#222222" style:font-name="Source Sans Pro" fo:font-size="13.5pt" fo:letter-spacing="normal" fo:font-style="normal" fo:font-weight="normal" officeooo:rsid="00ca4eb0" officeooo:paragraph-rsid="00ca4eb0"/>
    </style:style>
    <style:style style:name="P46" style:family="paragraph" style:parent-style-name="Text_20_body">
      <style:paragraph-properties fo:margin-left="0cm" fo:margin-right="0cm" fo:orphans="2" fo:widows="2" fo:text-indent="0cm" style:auto-text-indent="false"/>
      <style:text-properties fo:font-variant="normal" fo:text-transform="none" fo:color="#222222" style:font-name="Source Sans Pro" fo:font-size="14pt" fo:letter-spacing="normal" fo:font-style="normal" fo:font-weight="normal" officeooo:rsid="00cdfd54" officeooo:paragraph-rsid="00cdfd54" style:font-size-asian="14pt" style:font-size-complex="14pt"/>
    </style:style>
    <style:style style:name="P47" style:family="paragraph" style:parent-style-name="Text_20_body">
      <style:paragraph-properties fo:margin-left="0cm" fo:margin-right="0cm" fo:orphans="2" fo:widows="2" fo:text-indent="0cm" style:auto-text-indent="false"/>
      <style:text-properties fo:font-variant="normal" fo:text-transform="none" fo:color="#222222" style:font-name="Source Sans Pro" fo:font-size="14pt" fo:letter-spacing="normal" fo:font-style="normal" fo:font-weight="normal" officeooo:rsid="00e15d35" officeooo:paragraph-rsid="00e15d35" style:font-size-asian="14pt" style:font-size-complex="14pt"/>
    </style:style>
    <style:style style:name="P48" style:family="paragraph" style:parent-style-name="Text_20_body">
      <style:paragraph-properties fo:margin-left="0cm" fo:margin-right="0cm" fo:orphans="2" fo:widows="2" fo:text-indent="0cm" style:auto-text-indent="false"/>
      <style:text-properties fo:font-variant="normal" fo:text-transform="none" fo:color="#222222" style:font-name="Source Sans Pro" fo:font-size="14pt" fo:letter-spacing="normal" fo:font-style="normal" fo:font-weight="normal" officeooo:rsid="00eef625" officeooo:paragraph-rsid="00eef625" style:font-size-asian="14pt" style:font-size-complex="14pt"/>
    </style:style>
    <style:style style:name="P49" style:family="paragraph" style:parent-style-name="Text_20_body">
      <style:paragraph-properties fo:margin-left="0cm" fo:margin-right="0cm" fo:orphans="2" fo:widows="2" fo:text-indent="0cm" style:auto-text-indent="false"/>
      <style:text-properties fo:font-variant="normal" fo:text-transform="none" fo:color="#222222" style:font-name="Source Sans Pro" fo:font-size="14pt" fo:letter-spacing="normal" fo:font-style="normal" fo:font-weight="normal"/>
    </style:style>
    <style:style style:name="P50" style:family="paragraph" style:parent-style-name="Text_20_body">
      <style:paragraph-properties fo:margin-left="0cm" fo:margin-right="0cm" fo:orphans="2" fo:widows="2" fo:text-indent="0cm" style:auto-text-indent="false"/>
      <style:text-properties fo:font-variant="normal" fo:text-transform="none" fo:color="#222222" style:font-name="Source Sans Pro" fo:font-size="14pt" fo:letter-spacing="normal" fo:font-style="normal" fo:font-weight="normal" officeooo:paragraph-rsid="00d8f59b"/>
    </style:style>
    <style:style style:name="P51" style:family="paragraph" style:parent-style-name="Text_20_body">
      <style:paragraph-properties fo:margin-left="0cm" fo:margin-right="0cm" fo:orphans="2" fo:widows="2" fo:text-indent="0cm" style:auto-text-indent="false"/>
      <style:text-properties fo:font-variant="normal" fo:text-transform="none" fo:color="#222222" style:font-name="Verdana" fo:font-size="11.25pt" fo:letter-spacing="normal" fo:font-style="normal" fo:font-weight="normal"/>
    </style:style>
    <style:style style:name="P52" style:family="paragraph" style:parent-style-name="Text_20_body">
      <style:paragraph-properties fo:margin-left="0cm" fo:margin-right="0cm" fo:orphans="2" fo:widows="2" fo:text-indent="0cm" style:auto-text-indent="false"/>
      <style:text-properties fo:font-variant="normal" fo:text-transform="none" fo:color="#454545" style:font-name="Verdana1" fo:font-size="14pt" fo:letter-spacing="normal" fo:font-style="normal" fo:font-weight="normal" style:font-size-asian="14pt" style:font-size-complex="14pt"/>
    </style:style>
    <style:style style:name="P53" style:family="paragraph" style:parent-style-name="Text_20_body">
      <style:paragraph-properties fo:margin-left="0cm" fo:margin-right="0cm" fo:margin-top="0cm" fo:margin-bottom="0.688cm" loext:contextual-spacing="false" fo:orphans="2" fo:widows="2" fo:text-indent="0cm" style:auto-text-indent="false"/>
      <style:text-properties fo:font-variant="normal" fo:text-transform="none" fo:color="#222222" style:font-name="Verdana2" fo:font-size="11.25pt" fo:letter-spacing="normal" fo:font-style="normal" fo:font-weight="normal"/>
    </style:style>
    <style:style style:name="P54" style:family="paragraph" style:parent-style-name="Text_20_body">
      <style:paragraph-properties fo:margin-left="0cm" fo:margin-right="0cm" fo:margin-top="0cm" fo:margin-bottom="0.688cm" loext:contextual-spacing="false" fo:orphans="2" fo:widows="2" fo:text-indent="0cm" style:auto-text-indent="false"/>
      <style:text-properties fo:font-variant="normal" fo:text-transform="none" fo:color="#222222" fo:letter-spacing="normal"/>
    </style:style>
    <style:style style:name="P55" style:family="paragraph" style:parent-style-name="Text_20_body">
      <style:paragraph-properties fo:margin-left="0cm" fo:margin-right="0cm" fo:margin-top="0cm" fo:margin-bottom="0.688cm" loext:contextual-spacing="false" fo:orphans="2" fo:widows="2" fo:text-indent="0cm" style:auto-text-indent="false"/>
    </style:style>
    <style:style style:name="P56" style:family="paragraph" style:parent-style-name="Text_20_body">
      <style:paragraph-properties fo:margin-left="0cm" fo:margin-right="0cm" fo:margin-top="0cm" fo:margin-bottom="0.291cm" loext:contextual-spacing="false" fo:orphans="2" fo:widows="2" fo:text-indent="0cm" style:auto-text-indent="false" fo:padding="0.049cm" fo:border="0.06pt solid #e2e8f0"/>
      <style:text-properties fo:font-variant="normal" fo:text-transform="none" fo:color="#1a202c" style:font-name="Open Sans" fo:font-size="12pt" fo:letter-spacing="normal" fo:font-style="normal" fo:font-weight="normal" loext:padding="0.049cm" loext:border="0.06pt solid #e2e8f0"/>
    </style:style>
    <style:style style:name="P57" style:family="paragraph" style:parent-style-name="Text_20_body">
      <style:paragraph-properties fo:margin-left="0cm" fo:margin-right="0cm" fo:margin-top="0cm" fo:margin-bottom="0.291cm" loext:contextual-spacing="false" fo:orphans="2" fo:widows="2" fo:text-indent="0cm" style:auto-text-indent="false" fo:padding="0.049cm" fo:border="0.06pt solid #e2e8f0"/>
    </style:style>
    <style:style style:name="P58" style:family="paragraph" style:parent-style-name="Heading_20_2">
      <style:paragraph-properties fo:margin-left="1.27cm" fo:margin-right="0cm" fo:margin-top="0cm" fo:margin-bottom="0cm" loext:contextual-spacing="false" style:line-height-at-least="1.005cm" fo:text-align="start" style:justify-single-word="false" fo:orphans="2" fo:widows="2" fo:text-indent="0cm" style:auto-text-indent="false"/>
      <style:text-properties fo:font-variant="normal" fo:text-transform="none" fo:color="#111111" style:font-name="calibri" fo:font-size="14pt" fo:letter-spacing="normal" fo:language="en" fo:country="GB" fo:font-style="normal" fo:font-weight="bold"/>
    </style:style>
    <style:style style:name="P59" style:family="paragraph" style:parent-style-name="Heading_20_3">
      <style:text-properties fo:font-variant="normal" fo:text-transform="none" fo:color="#ff8c00" style:font-name="inherit" fo:font-size="27pt" fo:letter-spacing="normal" fo:font-style="normal" fo:font-weight="normal" officeooo:paragraph-rsid="00a61aaa" loext:padding="0cm" loext:border="none"/>
    </style:style>
    <style:style style:name="P60" style:family="paragraph" style:parent-style-name="Heading_20_4">
      <style:text-properties fo:font-variant="normal" fo:text-transform="none" fo:color="#111111" style:font-name="Roboto" fo:font-size="14.25pt" fo:letter-spacing="normal" fo:font-style="normal" fo:font-weight="normal"/>
    </style:style>
    <style:style style:name="P61" style:family="paragraph" style:parent-style-name="Heading_20_4">
      <style:text-properties fo:font-variant="normal" fo:text-transform="none" fo:color="#111111" style:font-name="Roboto" fo:font-size="14.25pt" fo:letter-spacing="normal" fo:font-style="normal" fo:font-weight="normal" officeooo:paragraph-rsid="00a61aaa"/>
    </style:style>
    <style:style style:name="P62" style:family="paragraph" style:parent-style-name="Heading_20_4">
      <style:text-properties fo:font-variant="normal" fo:text-transform="none" fo:color="#111111" style:font-name="Roboto" fo:font-size="14.25pt" fo:letter-spacing="normal" fo:font-style="italic" fo:font-weight="normal" officeooo:paragraph-rsid="00a61aaa"/>
    </style:style>
    <style:style style:name="P63" style:family="paragraph" style:parent-style-name="Heading_20_4">
      <style:text-properties fo:font-variant="normal" fo:text-transform="none" fo:color="#111111" fo:letter-spacing="normal" officeooo:paragraph-rsid="00a61aaa"/>
    </style:style>
    <style:style style:name="P64" style:family="paragraph" style:parent-style-name="Heading_20_4">
      <style:text-properties officeooo:paragraph-rsid="00a61aaa"/>
    </style:style>
    <style:style style:name="P65" style:family="paragraph" style:parent-style-name="Preformatted_20_Text">
      <style:text-properties fo:font-variant="normal" fo:text-transform="none" fo:color="#273239" style:font-name="Consolas" fo:font-size="12pt" fo:letter-spacing="normal" fo:font-style="normal" fo:font-weight="normal" officeooo:rsid="002d8f9a" officeooo:paragraph-rsid="002d8f9a"/>
    </style:style>
    <style:style style:name="P66" style:family="paragraph" style:parent-style-name="Preformatted_20_Text">
      <style:text-properties fo:font-variant="normal" fo:text-transform="none" fo:color="#273239" style:font-name="Consolas" fo:font-size="12pt" fo:letter-spacing="normal" fo:font-style="normal" fo:font-weight="normal" officeooo:rsid="002d8f9a" officeooo:paragraph-rsid="0040b659"/>
    </style:style>
    <style:style style:name="P67" style:family="paragraph" style:parent-style-name="Preformatted_20_Text">
      <style:text-properties fo:font-variant="normal" fo:text-transform="none" fo:color="#273239" style:font-name="Consolas" fo:font-size="12pt" fo:letter-spacing="normal" fo:font-style="normal" fo:font-weight="normal" officeooo:paragraph-rsid="002d8f9a"/>
    </style:style>
    <style:style style:name="P68" style:family="paragraph" style:parent-style-name="Preformatted_20_Text">
      <style:text-properties fo:font-variant="normal" fo:text-transform="none" fo:color="#273239" style:font-name="Consolas" fo:font-size="12pt" fo:letter-spacing="normal" fo:font-style="normal" fo:font-weight="normal" officeooo:rsid="0044bff2" officeooo:paragraph-rsid="0044bff2"/>
    </style:style>
    <style:style style:name="P69" style:family="paragraph" style:parent-style-name="Preformatted_20_Text">
      <style:text-properties fo:font-variant="normal" fo:text-transform="none" fo:color="#273239" fo:letter-spacing="normal" officeooo:paragraph-rsid="002d8f9a"/>
    </style:style>
    <style:style style:name="P70" style:family="paragraph" style:parent-style-name="Preformatted_20_Text">
      <style:text-properties fo:font-variant="normal" fo:text-transform="none" fo:color="#000000" style:font-name="Arial" fo:font-size="9.75pt" fo:letter-spacing="normal" fo:font-style="normal" fo:font-weight="normal" officeooo:paragraph-rsid="0044bff2" fo:background-color="#ffff00"/>
    </style:style>
    <style:style style:name="P71" style:family="paragraph" style:parent-style-name="Preformatted_20_Text">
      <style:text-properties fo:font-variant="normal" fo:text-transform="none" fo:color="#000000" style:font-name="monospace" fo:font-size="10.5pt" fo:letter-spacing="normal" fo:font-style="normal" fo:font-weight="normal" officeooo:rsid="002d8f9a" officeooo:paragraph-rsid="002d8f9a"/>
    </style:style>
    <style:style style:name="P72" style:family="paragraph" style:parent-style-name="Preformatted_20_Text">
      <style:text-properties officeooo:paragraph-rsid="0044bff2"/>
    </style:style>
    <style:style style:name="P73" style:family="paragraph" style:parent-style-name="Preformatted_20_Text">
      <style:paragraph-properties fo:margin-top="0cm" fo:margin-bottom="0.499cm" loext:contextual-spacing="false"/>
    </style:style>
    <style:style style:name="P74" style:family="paragraph" style:parent-style-name="Preformatted_20_Text">
      <style:paragraph-properties fo:margin-top="0cm" fo:margin-bottom="0.499cm" loext:contextual-spacing="false" fo:padding="0cm" fo:border="none"/>
    </style:style>
    <style:style style:name="P75" style:family="paragraph" style:parent-style-name="Preformatted_20_Text">
      <style:paragraph-properties fo:margin-left="0.212cm" fo:margin-right="0cm" fo:text-indent="0cm" style:auto-text-indent="false"/>
    </style:style>
    <style:style style:name="P76" style:family="paragraph" style:parent-style-name="Preformatted_20_Text">
      <style:paragraph-properties fo:margin-left="0.212cm" fo:margin-right="0cm" fo:margin-top="0cm" fo:margin-bottom="0.499cm" loext:contextual-spacing="false" fo:orphans="2" fo:widows="2" fo:text-indent="0cm" style:auto-text-indent="false"/>
      <style:text-properties fo:font-variant="normal" fo:text-transform="none" fo:color="#181818" fo:letter-spacing="normal"/>
    </style:style>
    <style:style style:name="P77" style:family="paragraph" style:parent-style-name="Standard">
      <style:paragraph-properties fo:margin-left="0.212cm" fo:margin-right="0cm" fo:text-indent="0cm" style:auto-text-indent="false"/>
    </style:style>
    <style:style style:name="P78" style:family="paragraph" style:parent-style-name="Text_20_body">
      <style:paragraph-properties fo:margin-left="0.212cm" fo:margin-right="0cm" fo:text-indent="0cm" style:auto-text-indent="false"/>
    </style:style>
    <style:style style:name="P79" style:family="paragraph" style:parent-style-name="Text_20_body">
      <style:paragraph-properties fo:margin-left="0.212cm" fo:margin-right="0cm" fo:text-indent="0cm" style:auto-text-indent="false"/>
      <style:text-properties officeooo:rsid="00939a49" officeooo:paragraph-rsid="00939a49"/>
    </style:style>
    <style:style style:name="P80" style:family="paragraph" style:parent-style-name="Preformatted_20_Text">
      <style:paragraph-properties fo:margin-top="0cm" fo:margin-bottom="0cm" loext:contextual-spacing="false" fo:line-height="130%" fo:text-align="start" style:justify-single-word="false" fo:orphans="2" fo:widows="2" fo:padding="0cm" fo:border="none"/>
    </style:style>
    <style:style style:name="P81" style:family="paragraph" style:parent-style-name="Text_20_body">
      <style:paragraph-properties fo:margin-top="0cm" fo:margin-bottom="0cm" loext:contextual-spacing="false" fo:text-align="start" style:justify-single-word="false" fo:orphans="2" fo:widows="2"/>
      <style:text-properties fo:font-variant="normal" fo:text-transform="none" fo:color="#222222" style:font-name="Verdana" fo:font-size="11.25pt" fo:letter-spacing="normal" fo:font-style="normal" fo:font-weight="normal"/>
    </style:style>
    <style:style style:name="P82" style:family="paragraph" style:parent-style-name="Text_20_body">
      <style:paragraph-properties fo:margin-top="0cm" fo:margin-bottom="0cm" loext:contextual-spacing="false" fo:line-height="150%" fo:text-align="start" style:justify-single-word="false" fo:orphans="2" fo:widows="2"/>
      <style:text-properties fo:font-variant="normal" fo:text-transform="none" fo:color="#646668" style:font-name="RedHatText" fo:font-size="12pt" fo:letter-spacing="normal" fo:font-style="normal" fo:font-weight="normal" loext:padding="0cm" loext:border="none"/>
    </style:style>
    <style:style style:name="P83" style:family="paragraph" style:parent-style-name="Text_20_body">
      <style:paragraph-properties fo:margin-top="0cm" fo:margin-bottom="0cm" loext:contextual-spacing="false" style:line-height-at-least="0.635cm" fo:orphans="1"/>
      <style:text-properties fo:font-size="12pt" loext:padding="0cm" loext:border="none"/>
    </style:style>
    <style:style style:name="P84" style:family="paragraph" style:parent-style-name="Text_20_body">
      <style:paragraph-properties fo:margin-top="0cm" fo:margin-bottom="0cm" loext:contextual-spacing="false" fo:orphans="1"/>
    </style:style>
    <style:style style:name="P85" style:family="paragraph" style:parent-style-name="Preformatted_20_Text">
      <loext:graphic-properties draw:fill="solid" draw:fill-color="#f5f5f5" draw:opacity="100%"/>
      <style:paragraph-properties fo:margin-top="0cm" fo:margin-bottom="0.318cm" loext:contextual-spacing="false" fo:line-height="150%" fo:text-align="start" style:justify-single-word="false" fo:orphans="2" fo:widows="2" fo:background-color="#f5f5f5" fo:padding-left="0.291cm" fo:padding-right="0cm" fo:padding-top="0.291cm" fo:padding-bottom="0.291cm" fo:border-left="0.06pt solid #cccccc" fo:border-right="none" fo:border-top="0.06pt solid #cccccc" fo:border-bottom="0.06pt solid #cccccc"/>
    </style:style>
    <style:style style:name="P86" style:family="paragraph" style:parent-style-name="Quotations">
      <style:paragraph-properties fo:margin-left="1cm" fo:margin-right="1cm" fo:margin-top="0cm" fo:margin-bottom="0cm" loext:contextual-spacing="false" fo:text-indent="0cm" style:auto-text-indent="false" fo:padding="0cm" fo:border="none"/>
      <style:text-properties fo:color="#ff0000" style:font-name="inherit" fo:font-size="12pt" fo:font-style="italic" fo:font-weight="normal" loext:padding="0cm" loext:border="none"/>
    </style:style>
    <style:style style:name="P87" style:family="paragraph" style:parent-style-name="Standard">
      <style:text-properties officeooo:rsid="001073b3" officeooo:paragraph-rsid="001073b3"/>
    </style:style>
    <style:style style:name="P88" style:family="paragraph" style:parent-style-name="Standard">
      <style:text-properties officeooo:rsid="001cc40f" officeooo:paragraph-rsid="001cc40f"/>
    </style:style>
    <style:style style:name="P89" style:family="paragraph" style:parent-style-name="Standard">
      <style:text-properties officeooo:rsid="002d8f9a" officeooo:paragraph-rsid="002d8f9a"/>
    </style:style>
    <style:style style:name="P90" style:family="paragraph" style:parent-style-name="Standard">
      <style:text-properties officeooo:rsid="0055ab7e" officeooo:paragraph-rsid="0055ab7e"/>
    </style:style>
    <style:style style:name="P91" style:family="paragraph" style:parent-style-name="Standard">
      <style:text-properties officeooo:rsid="005b5d2c" officeooo:paragraph-rsid="005b5d2c"/>
    </style:style>
    <style:style style:name="P92" style:family="paragraph" style:parent-style-name="Standard">
      <style:text-properties officeooo:paragraph-rsid="005c5986"/>
    </style:style>
    <style:style style:name="P93" style:family="paragraph" style:parent-style-name="Standard">
      <style:text-properties officeooo:rsid="006dd913" officeooo:paragraph-rsid="006dd913"/>
    </style:style>
    <style:style style:name="P94" style:family="paragraph" style:parent-style-name="Standard">
      <style:text-properties officeooo:paragraph-rsid="0075dbaf"/>
    </style:style>
    <style:style style:name="P95" style:family="paragraph" style:parent-style-name="Standard">
      <style:text-properties officeooo:rsid="007dd0ad" officeooo:paragraph-rsid="007dd0ad"/>
    </style:style>
    <style:style style:name="P96" style:family="paragraph" style:parent-style-name="Standard">
      <style:text-properties officeooo:paragraph-rsid="007dd0ad"/>
    </style:style>
    <style:style style:name="P97" style:family="paragraph" style:parent-style-name="Standard">
      <style:paragraph-properties fo:margin-top="0cm" fo:margin-bottom="0.794cm" loext:contextual-spacing="false" fo:line-height="158%" fo:text-align="start" style:justify-single-word="false" fo:orphans="2" fo:widows="2"/>
    </style:style>
    <style:style style:name="P98" style:family="paragraph" style:parent-style-name="Text_20_body">
      <style:text-properties fo:font-variant="normal" fo:text-transform="none" fo:color="#4d5156" style:font-name="arial" fo:font-size="10.5pt" fo:letter-spacing="normal" fo:font-style="normal" fo:font-weight="normal" officeooo:rsid="00f61766" officeooo:paragraph-rsid="00f61766" style:font-size-asian="14pt" style:font-size-complex="14pt"/>
    </style:style>
    <style:style style:name="P99" style:family="paragraph" style:parent-style-name="Text_20_body">
      <style:text-properties fo:font-variant="normal" fo:text-transform="none" fo:color="#4d5156" style:font-name="arial" fo:font-size="36pt" fo:letter-spacing="normal" fo:font-style="normal" fo:font-weight="normal" officeooo:rsid="00f64ae7" officeooo:paragraph-rsid="00f64ae7" style:font-size-asian="31.5pt" style:font-size-complex="36pt"/>
    </style:style>
    <style:style style:name="P100" style:family="paragraph" style:parent-style-name="Text_20_body">
      <style:text-properties officeooo:paragraph-rsid="00502fee"/>
    </style:style>
    <style:style style:name="P101" style:family="paragraph" style:parent-style-name="Text_20_body">
      <style:text-properties officeooo:paragraph-rsid="00a61aaa"/>
    </style:style>
    <style:style style:name="P102" style:family="paragraph" style:parent-style-name="Text_20_body">
      <style:text-properties officeooo:paragraph-rsid="00e8d146"/>
    </style:style>
    <style:style style:name="P103" style:family="paragraph" style:parent-style-name="Text_20_body">
      <style:text-properties officeooo:rsid="00eca78a" officeooo:paragraph-rsid="00eca78a"/>
    </style:style>
    <style:style style:name="P104" style:family="paragraph" style:parent-style-name="Text_20_body">
      <style:text-properties officeooo:rsid="00e8d146" officeooo:paragraph-rsid="00e8d146" fo:background-color="#ffff00"/>
    </style:style>
    <style:style style:name="P105" style:family="paragraph" style:parent-style-name="Text_20_body">
      <style:text-properties officeooo:paragraph-rsid="00f13958"/>
    </style:style>
    <style:style style:name="P106" style:family="paragraph" style:parent-style-name="Text_20_body">
      <style:text-properties fo:font-size="36pt" officeooo:rsid="00f91f9e" officeooo:paragraph-rsid="00f91f9e" style:font-size-asian="31.5pt" style:font-size-complex="36pt"/>
    </style:style>
    <style:style style:name="P107" style:family="paragraph" style:parent-style-name="Text_20_body">
      <style:text-properties fo:font-size="14pt" officeooo:rsid="00f91f9e" officeooo:paragraph-rsid="00f91f9e" style:font-size-asian="12.25pt" style:font-size-complex="14pt"/>
    </style:style>
    <style:style style:name="P108" style:family="paragraph" style:parent-style-name="Text_20_body">
      <style:paragraph-properties fo:margin-left="0.212cm" fo:margin-right="0.212cm" fo:margin-top="0.212cm" fo:margin-bottom="0.212cm" loext:contextual-spacing="false" fo:text-align="center" style:justify-single-word="false" fo:orphans="2" fo:widows="2" fo:text-indent="0cm" style:auto-text-indent="false"/>
      <style:text-properties fo:font-variant="normal" fo:text-transform="none" fo:color="#222222" style:font-name="Roboto Slab" fo:font-size="11.25pt" fo:letter-spacing="normal" fo:font-style="normal" fo:font-weight="normal" loext:padding="0cm" loext:border="none"/>
    </style:style>
    <style:style style:name="P109" style:family="paragraph" style:parent-style-name="Heading_20_3">
      <style:text-properties fo:font-variant="normal" fo:text-transform="none" fo:color="#3a3a3a" style:font-name="Muli" fo:font-size="12.75pt" fo:letter-spacing="normal" fo:font-style="normal" fo:font-weight="normal" officeooo:rsid="0044bff2" officeooo:paragraph-rsid="0044bff2"/>
    </style:style>
    <style:style style:name="P110" style:family="paragraph" style:parent-style-name="Heading_20_3">
      <style:text-properties fo:font-variant="normal" fo:text-transform="none" fo:color="#610b4b" style:font-name="erdana" fo:font-size="15.75pt" fo:letter-spacing="normal" fo:font-style="normal" fo:font-weight="normal" officeooo:rsid="009e28f7"/>
    </style:style>
    <style:style style:name="P111" style:family="paragraph" style:parent-style-name="Heading_20_4">
      <style:text-properties fo:font-variant="normal" fo:text-transform="none" fo:color="#273239" style:font-name="urw-din" fo:font-size="12.75pt" fo:letter-spacing="normal" fo:font-style="normal" fo:font-weight="normal" officeooo:rsid="007a1c9e" officeooo:paragraph-rsid="007a1c9e"/>
    </style:style>
    <style:style style:name="P112" style:family="paragraph" style:parent-style-name="Heading_20_4">
      <style:text-properties fo:font-variant="normal" fo:text-transform="none" fo:color="#111111" style:font-name="Roboto" fo:font-size="14.25pt" fo:letter-spacing="normal" fo:font-style="italic" fo:font-weight="normal" officeooo:paragraph-rsid="00a61aaa"/>
    </style:style>
    <style:style style:name="P113" style:family="paragraph" style:parent-style-name="Heading_20_4">
      <style:paragraph-properties fo:margin-left="0cm" fo:margin-right="0cm" fo:orphans="2" fo:widows="2" fo:text-indent="0cm" style:auto-text-indent="false"/>
      <style:text-properties fo:font-variant="normal" fo:text-transform="none" fo:color="#111111" style:font-name="Roboto" fo:font-size="14pt" fo:letter-spacing="normal" fo:font-style="italic" fo:font-weight="normal" officeooo:rsid="00e15d35" officeooo:paragraph-rsid="00e15d35" style:font-size-asian="14pt" style:font-size-complex="14pt"/>
    </style:style>
    <style:style style:name="P114" style:family="paragraph" style:parent-style-name="Heading_20_1">
      <style:paragraph-properties fo:margin-left="0cm" fo:margin-right="0cm" fo:orphans="2" fo:widows="2" fo:text-indent="0cm" style:auto-text-indent="false"/>
      <style:text-properties fo:font-variant="normal" fo:text-transform="none" fo:color="#111111" style:font-name="Roboto" fo:font-size="12pt" fo:letter-spacing="normal" fo:font-style="italic" fo:font-weight="bold" officeooo:rsid="00e15d35" officeooo:paragraph-rsid="00e15d35" style:font-size-asian="14pt" style:font-size-complex="14pt" loext:padding="0cm" loext:border="none"/>
    </style:style>
    <style:style style:name="P115" style:family="paragraph" style:parent-style-name="Heading_20_1">
      <style:paragraph-properties fo:margin-left="0cm" fo:margin-right="0cm" fo:orphans="2" fo:widows="2" fo:text-indent="0cm" style:auto-text-indent="false"/>
      <style:text-properties fo:font-variant="normal" fo:text-transform="none" fo:color="#111111" style:font-name="Roboto" fo:font-size="14pt" fo:letter-spacing="normal" fo:font-style="italic" fo:font-weight="normal" officeooo:rsid="00eef625" officeooo:paragraph-rsid="00eef625" style:font-size-asian="14pt" style:font-size-complex="14pt"/>
    </style:style>
    <style:style style:name="P116" style:family="paragraph" style:parent-style-name="Heading_20_2">
      <style:text-properties fo:font-variant="normal" fo:text-transform="none" fo:color="#111111" style:font-name="Roboto" fo:font-size="14.25pt" fo:letter-spacing="normal" fo:font-style="italic" fo:font-weight="normal" officeooo:rsid="00be56e0"/>
    </style:style>
    <style:style style:name="P117" style:family="paragraph" style:parent-style-name="Heading_20_2">
      <style:paragraph-properties fo:margin-left="0cm" fo:margin-right="0cm" fo:orphans="2" fo:widows="2" fo:text-indent="0cm" style:auto-text-indent="false"/>
      <style:text-properties fo:font-variant="normal" fo:text-transform="none" fo:color="#111111" style:font-name="Roboto" fo:font-size="14.25pt" fo:letter-spacing="normal" fo:font-style="italic" fo:font-weight="normal" officeooo:rsid="00be56e0"/>
    </style:style>
    <style:style style:name="P118" style:family="paragraph" style:parent-style-name="Heading_20_2">
      <style:paragraph-properties fo:margin-left="0cm" fo:margin-right="0cm" fo:orphans="2" fo:widows="2" fo:text-indent="0cm" style:auto-text-indent="false"/>
      <style:text-properties fo:font-variant="normal" fo:text-transform="none" fo:color="#111111" style:font-name="Roboto" fo:font-size="14pt" fo:letter-spacing="normal" fo:font-style="italic" fo:font-weight="normal" officeooo:rsid="00be56e0" style:font-size-asian="14pt" style:font-size-complex="14pt"/>
    </style:style>
    <style:style style:name="P119" style:family="paragraph" style:parent-style-name="Heading_20_2">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0066cc" style:text-line-through-style="none" style:text-line-through-type="none" style:font-name="RedHatText" fo:font-size="13.5pt" fo:letter-spacing="normal" fo:font-style="normal" style:text-underline-style="none" fo:font-weight="normal" style:text-blinking="false" fo:background-color="transparent"/>
    </style:style>
    <style:style style:name="P120" style:family="paragraph" style:parent-style-name="Heading_20_5">
      <style:text-properties fo:font-variant="normal" fo:text-transform="none" fo:color="#111111" style:font-name="Roboto" fo:font-size="16.5pt" fo:letter-spacing="normal" fo:font-style="normal" fo:font-weight="normal"/>
    </style:style>
    <style:style style:name="P121" style:family="paragraph" style:parent-style-name="Heading_20_5">
      <style:text-properties fo:font-variant="normal" fo:text-transform="none" fo:color="#111111" style:font-name="Roboto" fo:font-size="14.25pt" fo:letter-spacing="normal" fo:font-style="italic" fo:font-weight="normal" officeooo:rsid="00be56e0" officeooo:paragraph-rsid="00c27dfb"/>
    </style:style>
    <style:style style:name="P122" style:family="paragraph" style:parent-style-name="Heading_20_6">
      <style:text-properties fo:font-variant="normal" fo:text-transform="none" fo:color="#111111" style:font-name="Roboto" fo:font-size="14.25pt" fo:letter-spacing="normal" fo:font-style="italic" fo:font-weight="normal" officeooo:rsid="00be56e0" officeooo:paragraph-rsid="00c27dfb"/>
    </style:style>
    <style:style style:name="P123" style:family="paragraph" style:parent-style-name="Preformatted_20_Text">
      <style:text-properties fo:font-variant="normal" fo:text-transform="none" fo:color="#3a3a3a" style:font-name="Muli" fo:font-size="12.75pt" fo:letter-spacing="normal" fo:font-style="normal" fo:font-weight="normal" officeooo:rsid="0044bff2" officeooo:paragraph-rsid="002d8f9a"/>
    </style:style>
    <style:style style:name="P124" style:family="paragraph" style:parent-style-name="Preformatted_20_Text">
      <style:text-properties fo:font-variant="normal" fo:text-transform="none" fo:color="#3a3a3a" style:font-name="Muli" fo:font-size="12.75pt" fo:letter-spacing="normal" fo:font-style="normal" fo:font-weight="normal" officeooo:rsid="0044bff2" officeooo:paragraph-rsid="0044bff2"/>
    </style:style>
    <style:style style:name="P125" style:family="paragraph" style:parent-style-name="Preformatted_20_Text">
      <style:text-properties fo:font-variant="normal" fo:text-transform="none" fo:color="#3a3a3a" style:font-name="Muli" fo:font-size="12.75pt" fo:letter-spacing="normal" fo:font-style="normal" fo:font-weight="normal" officeooo:rsid="00473eb8" officeooo:paragraph-rsid="0044bff2"/>
    </style:style>
    <style:style style:name="P126" style:family="paragraph" style:parent-style-name="Preformatted_20_Text">
      <style:text-properties fo:font-variant="normal" fo:text-transform="none" fo:color="#3a3a3a" style:font-name="Muli" fo:font-size="12.75pt" fo:letter-spacing="normal" fo:font-style="normal" fo:font-weight="normal" officeooo:rsid="00473eb8" officeooo:paragraph-rsid="004ad1b5"/>
    </style:style>
    <style:style style:name="P127" style:family="paragraph" style:parent-style-name="Preformatted_20_Text">
      <style:text-properties fo:font-variant="normal" fo:text-transform="none" fo:color="#3a3a3a" style:font-name="Muli" fo:font-size="12.75pt" fo:letter-spacing="normal" fo:font-style="normal" fo:font-weight="normal" officeooo:rsid="004ad1b5" officeooo:paragraph-rsid="004ad1b5"/>
    </style:style>
    <style:style style:name="P128" style:family="paragraph" style:parent-style-name="Preformatted_20_Text">
      <style:text-properties fo:font-variant="normal" fo:text-transform="none" fo:color="#3a3a3a" style:font-name="Muli" fo:font-size="12.75pt" fo:letter-spacing="normal" fo:font-style="normal" fo:font-weight="normal" officeooo:rsid="0049481a" officeooo:paragraph-rsid="0049481a"/>
    </style:style>
    <style:style style:name="P129" style:family="paragraph" style:parent-style-name="Preformatted_20_Text">
      <style:text-properties fo:font-variant="normal" fo:text-transform="none" fo:color="#3a3a3a" style:font-name="Muli" fo:font-size="12.75pt" fo:letter-spacing="normal" fo:font-style="normal" fo:font-weight="normal" officeooo:rsid="00fcd20b" officeooo:paragraph-rsid="00fcd20b"/>
    </style:style>
    <style:style style:name="P130" style:family="paragraph" style:parent-style-name="Preformatted_20_Text">
      <style:text-properties fo:color="#3a3a3a" style:font-name="Muli" fo:font-size="12.75pt" officeooo:paragraph-rsid="0044bff2"/>
    </style:style>
    <style:style style:name="P131" style:family="paragraph" style:parent-style-name="Preformatted_20_Text">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273239" style:font-name="urw-din" fo:font-size="12.75pt" fo:letter-spacing="normal" fo:font-style="normal" fo:font-weight="normal" officeooo:paragraph-rsid="00857160"/>
    </style:style>
    <style:style style:name="P132" style:family="paragraph" style:parent-style-name="Preformatted_20_Text" style:list-style-name="L3">
      <loext:graphic-properties draw:fill="solid" draw:fill-color="#777777" draw:opacity="100%"/>
      <style:paragraph-properties fo:margin-left="0cm" fo:margin-right="0cm" fo:margin-top="0cm" fo:margin-bottom="0cm" loext:contextual-spacing="false" fo:orphans="2" fo:widows="2" fo:text-indent="0cm" style:auto-text-indent="false" fo:background-color="#777777" fo:padding="0cm" fo:border="none"/>
    </style:style>
    <style:style style:name="P133" style:family="paragraph" style:parent-style-name="Standard">
      <style:paragraph-properties fo:margin-left="0cm" fo:margin-right="0cm" fo:margin-top="0cm" fo:margin-bottom="0.265cm" loext:contextual-spacing="false" fo:orphans="2" fo:widows="2" fo:text-indent="0cm" style:auto-text-indent="false"/>
      <style:text-properties fo:font-variant="normal" fo:text-transform="none" fo:color="#202124" style:font-name="arial" fo:font-size="12pt" fo:letter-spacing="normal" fo:font-style="normal" fo:font-weight="normal" officeooo:rsid="0060ab16" officeooo:paragraph-rsid="0060ab16" loext:padding="0cm" loext:border="none"/>
    </style:style>
    <style:style style:name="P13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style:font-name="inter-regular" fo:font-size="12pt" fo:letter-spacing="normal" fo:font-style="normal" fo:font-weight="normal"/>
    </style:style>
    <style:style style:name="P13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73239" style:font-name="urw-din" fo:font-size="12.75pt" fo:letter-spacing="normal" fo:font-style="normal" fo:font-weight="normal" officeooo:rsid="008a67d9"/>
    </style:style>
    <style:style style:name="P13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73239" style:font-name="urw-din" fo:font-size="12.75pt" fo:letter-spacing="normal" fo:font-style="normal" fo:font-weight="normal" officeooo:rsid="00975c90"/>
    </style:style>
    <style:style style:name="P137" style:family="paragraph" style:parent-style-name="Standard">
      <style:text-properties fo:font-variant="normal" fo:text-transform="none" fo:color="#273239" style:font-name="urw-din" fo:font-size="12.75pt" fo:letter-spacing="normal" fo:font-style="normal" fo:font-weight="normal" officeooo:rsid="006dd913" officeooo:paragraph-rsid="006dd913"/>
    </style:style>
    <style:style style:name="P138" style:family="paragraph" style:parent-style-name="Standard">
      <style:text-properties fo:font-variant="normal" fo:text-transform="none" fo:color="#273239" style:font-name="urw-din" fo:font-size="12.75pt" fo:letter-spacing="normal" fo:font-style="normal" fo:font-weight="normal" officeooo:rsid="0075dbaf" officeooo:paragraph-rsid="0075dbaf"/>
    </style:style>
    <style:style style:name="P139" style:family="paragraph" style:parent-style-name="Standard">
      <style:text-properties fo:font-variant="normal" fo:text-transform="none" fo:color="#273239" style:font-name="urw-din" fo:font-size="12.75pt" fo:letter-spacing="normal" fo:font-style="normal" fo:font-weight="normal" officeooo:rsid="007a1c9e" officeooo:paragraph-rsid="007a1c9e"/>
    </style:style>
    <style:style style:name="P140" style:family="paragraph" style:parent-style-name="Standard">
      <style:text-properties fo:font-variant="normal" fo:text-transform="none" fo:color="#273239" style:font-name="urw-din" fo:font-size="12.75pt" fo:letter-spacing="normal" fo:font-style="normal" fo:font-weight="normal" officeooo:rsid="007dd0ad" officeooo:paragraph-rsid="007dd0ad"/>
    </style:style>
    <style:style style:name="P141" style:family="paragraph" style:parent-style-name="Standard">
      <style:text-properties fo:font-variant="normal" fo:text-transform="none" fo:color="#273239" style:font-name="urw-din" fo:font-size="12.75pt" fo:letter-spacing="normal" fo:font-style="normal" fo:font-weight="normal" officeooo:rsid="009af873" officeooo:paragraph-rsid="007dd0ad"/>
    </style:style>
    <style:style style:name="P142" style:family="paragraph" style:parent-style-name="Standard">
      <style:text-properties fo:font-variant="normal" fo:text-transform="none" fo:color="#111111" style:font-name="Roboto" fo:font-size="14.25pt" fo:letter-spacing="normal" fo:font-style="italic" fo:font-weight="normal" officeooo:rsid="00b345bf"/>
    </style:style>
    <style:style style:name="P143" style:family="paragraph" style:parent-style-name="Standard">
      <style:text-properties fo:font-variant="normal" fo:text-transform="none" fo:color="#111111" style:font-name="Roboto" fo:font-size="14.25pt" fo:letter-spacing="normal" fo:font-style="italic" fo:font-weight="normal" officeooo:rsid="00b345bf" officeooo:paragraph-rsid="00a61aaa"/>
    </style:style>
    <style:style style:name="P144" style:family="paragraph" style:parent-style-name="Standard">
      <style:text-properties fo:font-variant="normal" fo:text-transform="none" fo:color="#111111" style:font-name="Roboto" fo:font-size="14.25pt" fo:letter-spacing="normal" fo:font-style="italic" fo:font-weight="normal" officeooo:rsid="00be56e0"/>
    </style:style>
    <style:style style:name="P145" style:family="paragraph" style:parent-style-name="Standard">
      <style:text-properties fo:font-variant="normal" fo:text-transform="none" fo:color="#111111" style:font-name="Roboto" fo:font-size="14pt" fo:letter-spacing="normal" fo:font-style="italic" fo:font-weight="normal" officeooo:rsid="00f61766" officeooo:paragraph-rsid="00f61766" style:font-size-asian="12.25pt" style:font-size-complex="14pt"/>
    </style:style>
    <style:style style:name="P146" style:family="paragraph" style:parent-style-name="Text_20_body">
      <style:text-properties fo:font-variant="normal" fo:text-transform="none" fo:color="#3a3a3a" style:font-name="Muli" fo:font-size="12.75pt" fo:letter-spacing="normal" fo:font-style="normal" fo:font-weight="normal" officeooo:rsid="0044bff2" officeooo:paragraph-rsid="004ad1b5"/>
    </style:style>
    <style:style style:name="P147" style:family="paragraph" style:parent-style-name="Text_20_body">
      <style:text-properties fo:font-variant="normal" fo:text-transform="none" fo:color="#3a3a3a" style:font-name="Muli" fo:font-size="12.75pt" fo:letter-spacing="normal" fo:font-style="normal" fo:font-weight="normal" officeooo:rsid="0044bff2" officeooo:paragraph-rsid="00502fee" loext:padding="0cm" loext:border="none"/>
    </style:style>
    <style:style style:name="P148" style:family="paragraph" style:parent-style-name="Text_20_body">
      <style:text-properties fo:font-variant="normal" fo:text-transform="none" fo:color="#3a3a3a" style:font-name="Muli" fo:font-size="12.75pt" fo:letter-spacing="normal" fo:font-style="normal" fo:font-weight="normal" officeooo:rsid="00502fee" officeooo:paragraph-rsid="00502fee" loext:padding="0cm" loext:border="none"/>
    </style:style>
    <style:style style:name="P149" style:family="paragraph" style:parent-style-name="Text_20_body">
      <style:text-properties fo:font-variant="normal" fo:text-transform="none" fo:color="#3a3a3a" style:font-name="Muli" fo:font-size="12.75pt" fo:letter-spacing="normal" fo:font-style="normal" fo:font-weight="normal" officeooo:rsid="00f91f9e" officeooo:paragraph-rsid="00f91f9e" style:font-size-asian="12.25pt" style:font-size-complex="14pt"/>
    </style:style>
    <style:style style:name="P150" style:family="paragraph" style:parent-style-name="Text_20_body">
      <style:text-properties fo:font-variant="normal" fo:text-transform="none" fo:color="#3a3a3a" style:font-name="Muli" fo:font-size="12.75pt" fo:letter-spacing="normal" fo:font-style="normal" fo:font-weight="normal" officeooo:rsid="00fbf012" officeooo:paragraph-rsid="00fbf012" style:font-size-asian="12.25pt" style:font-size-complex="14pt"/>
    </style:style>
    <style:style style:name="P151" style:family="paragraph" style:parent-style-name="Text_20_body">
      <style:text-properties fo:font-variant="normal" fo:text-transform="none" fo:color="#610b4b" style:font-name="erdana" fo:font-size="15.75pt" fo:letter-spacing="normal" fo:font-style="normal" fo:font-weight="normal"/>
    </style:style>
    <style:style style:name="P152" style:family="paragraph" style:parent-style-name="Text_20_body">
      <style:text-properties fo:font-variant="normal" fo:text-transform="none" fo:color="#111111" style:font-name="Roboto" fo:font-size="14.25pt" fo:letter-spacing="normal" fo:font-style="italic" fo:font-weight="normal" officeooo:paragraph-rsid="00a61aaa"/>
    </style:style>
    <style:style style:name="P153" style:family="paragraph" style:parent-style-name="Text_20_body">
      <style:text-properties fo:font-variant="normal" fo:text-transform="none" fo:color="#111111" style:font-name="Roboto" fo:font-size="14.25pt" fo:letter-spacing="normal" fo:font-style="italic" fo:font-weight="normal" officeooo:rsid="00be56e0"/>
    </style:style>
    <style:style style:name="P154" style:family="paragraph" style:parent-style-name="Text_20_body">
      <style:text-properties fo:font-variant="normal" fo:text-transform="none" fo:color="#111111" style:font-name="Roboto" fo:font-size="14pt" fo:letter-spacing="normal" fo:font-style="italic" fo:font-weight="normal" officeooo:rsid="00e15d35" style:font-size-asian="14pt" style:font-size-complex="14pt"/>
    </style:style>
    <style:style style:name="P155" style:family="paragraph" style:parent-style-name="Text_20_body">
      <style:text-properties fo:font-variant="normal" fo:text-transform="none" fo:color="#111111" style:font-name="Roboto" fo:font-size="14pt" fo:letter-spacing="normal" fo:font-style="italic" fo:font-weight="normal" officeooo:rsid="00e8d146" officeooo:paragraph-rsid="00e8d146" style:font-size-asian="14pt" style:font-size-complex="14pt"/>
    </style:style>
    <style:style style:name="P156" style:family="paragraph" style:parent-style-name="Text_20_body">
      <style:text-properties fo:font-variant="normal" fo:text-transform="none" fo:color="#111111" style:font-name="Roboto" fo:font-size="14pt" fo:letter-spacing="normal" fo:font-style="italic" fo:font-weight="normal" officeooo:rsid="00eef625" style:font-size-asian="14pt" style:font-size-complex="14pt"/>
    </style:style>
    <style:style style:name="P157" style:family="paragraph" style:parent-style-name="Text_20_body">
      <style:text-properties fo:font-variant="normal" fo:text-transform="none" fo:color="#111111" style:font-name="Roboto" fo:font-size="14pt" fo:letter-spacing="normal" fo:font-style="italic" fo:font-weight="normal" officeooo:rsid="00f13958" officeooo:paragraph-rsid="00f13958" style:font-size-asian="14pt" style:font-size-complex="14pt"/>
    </style:style>
    <style:style style:name="P158" style:family="paragraph" style:parent-style-name="Text_20_body">
      <style:text-properties fo:font-variant="normal" fo:text-transform="none" fo:color="#111111" style:font-name="Roboto" fo:font-size="14pt" fo:letter-spacing="normal" fo:font-style="italic" fo:font-weight="normal" officeooo:rsid="00f3f7f0" officeooo:paragraph-rsid="00f3f7f0" style:font-size-asian="14pt" style:font-size-complex="14pt"/>
    </style:style>
    <style:style style:name="P159" style:family="paragraph" style:parent-style-name="Text_20_body">
      <style:text-properties fo:font-variant="normal" fo:text-transform="none" fo:color="#111111" style:font-name="Roboto" fo:font-size="14pt" fo:letter-spacing="normal" fo:font-style="italic" fo:font-weight="normal" officeooo:rsid="00f61766" officeooo:paragraph-rsid="00f61766" style:font-size-asian="12.25pt" style:font-size-complex="14pt"/>
    </style:style>
    <style:style style:name="P160" style:family="paragraph" style:parent-style-name="Text_20_body">
      <style:text-properties fo:font-variant="normal" fo:text-transform="none" fo:color="#111111" style:font-name="Roboto" fo:font-size="10.5pt" fo:letter-spacing="normal" fo:font-style="italic" fo:font-weight="normal" officeooo:rsid="00f3f7f0" officeooo:paragraph-rsid="00f3f7f0" style:font-size-asian="14pt" style:font-size-complex="14pt"/>
    </style:style>
    <style:style style:name="P161" style:family="paragraph" style:parent-style-name="Text_20_body">
      <style:text-properties fo:font-variant="normal" fo:text-transform="none" fo:color="#111111" style:font-name="Roboto" fo:font-size="10.5pt" fo:letter-spacing="normal" fo:font-style="italic" fo:font-weight="normal" officeooo:rsid="00f61766" officeooo:paragraph-rsid="00f61766" style:font-size-asian="14pt" style:font-size-complex="14pt"/>
    </style:style>
    <style:style style:name="P162" style:family="paragraph" style:parent-style-name="Text_20_body">
      <style:text-properties fo:font-variant="normal" fo:text-transform="none" fo:color="#111111" style:font-name="Roboto" fo:font-size="36pt" fo:letter-spacing="normal" fo:font-style="italic" fo:font-weight="normal" officeooo:rsid="00f64ae7" officeooo:paragraph-rsid="00f64ae7" style:font-size-asian="31.5pt" style:font-size-complex="36pt"/>
    </style:style>
    <style:style style:name="P163" style:family="paragraph" style:parent-style-name="Text_20_body" style:list-style-name="L6"/>
    <style:style style:name="P164" style:family="paragraph" style:parent-style-name="Text_20_body" style:list-style-name="L1">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text-properties fo:font-variant="normal" fo:text-transform="none" fo:color="#000000" style:font-name="inter-regular" fo:font-size="12pt" fo:letter-spacing="normal" fo:font-style="normal" fo:font-weight="normal" loext:padding="0cm" loext:border="none"/>
    </style:style>
    <style:style style:name="P165" style:family="paragraph" style:parent-style-name="Text_20_body" style:list-style-name="L2">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text-properties fo:font-variant="normal" fo:text-transform="none" fo:color="#000000" style:font-name="inter-regular" fo:font-size="12pt" fo:letter-spacing="normal" fo:font-style="normal" fo:font-weight="normal" loext:padding="0cm" loext:border="none"/>
    </style:style>
    <style:style style:name="P16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32629" style:font-name="apple-system1" fo:font-size="14pt" fo:letter-spacing="normal" fo:font-style="normal" fo:font-weight="normal" style:font-size-asian="14pt" style:font-size-complex="14pt"/>
    </style:style>
    <style:style style:name="P167" style:family="paragraph" style:parent-style-name="Text_20_body" style:list-style-name="L7">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apple-system" fo:font-size="12.75pt" fo:letter-spacing="normal" fo:font-style="normal" fo:font-weight="normal"/>
    </style:style>
    <style:style style:name="P168" style:family="paragraph" style:parent-style-name="Text_20_body" style:list-style-name="L8">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apple-system" fo:font-size="12.75pt" fo:letter-spacing="normal" fo:font-style="normal" fo:font-weight="normal"/>
    </style:style>
    <style:style style:name="P169" style:family="paragraph" style:parent-style-name="Text_20_body" style:list-style-name="L4">
      <style:paragraph-properties fo:margin-left="0cm" fo:margin-right="0cm" fo:margin-top="0cm" fo:margin-bottom="0cm" loext:contextual-spacing="false" fo:orphans="2" fo:widows="2" fo:text-indent="0cm" style:auto-text-indent="false" fo:padding="0cm" fo:border="none"/>
    </style:style>
    <style:style style:name="P170" style:family="paragraph" style:parent-style-name="Text_20_body" style:list-style-name="L4">
      <style:paragraph-properties fo:margin-left="0cm" fo:margin-right="0cm" fo:orphans="2" fo:widows="2" fo:text-indent="0cm" style:auto-text-indent="false" fo:padding="0cm" fo:border="none"/>
    </style:style>
    <style:style style:name="P171" style:family="paragraph" style:parent-style-name="Text_20_body">
      <style:paragraph-properties fo:margin-left="0cm" fo:margin-right="0cm" fo:orphans="2" fo:widows="2" fo:text-indent="0cm" style:auto-text-indent="false"/>
      <style:text-properties fo:font-variant="normal" fo:text-transform="none" fo:color="#111111" style:font-name="Roboto" fo:font-size="14.25pt" fo:letter-spacing="normal" fo:font-style="italic" fo:font-weight="normal" officeooo:rsid="00be56e0"/>
    </style:style>
    <style:style style:name="P172" style:family="paragraph" style:parent-style-name="Text_20_body">
      <style:paragraph-properties fo:margin-left="0cm" fo:margin-right="0cm" fo:orphans="2" fo:widows="2" fo:text-indent="0cm" style:auto-text-indent="false"/>
      <style:text-properties fo:font-variant="normal" fo:text-transform="none" fo:color="#111111" style:font-name="Roboto" fo:font-size="14pt" fo:letter-spacing="normal" fo:font-style="italic" fo:font-weight="normal" officeooo:rsid="00be56e0" style:font-size-asian="14pt" style:font-size-complex="14pt"/>
    </style:style>
    <style:style style:name="P173" style:family="paragraph" style:parent-style-name="Text_20_body">
      <style:paragraph-properties fo:margin-left="0cm" fo:margin-right="0cm" fo:orphans="2" fo:widows="2" fo:text-indent="0cm" style:auto-text-indent="false"/>
      <style:text-properties fo:font-variant="normal" fo:text-transform="none" fo:color="#111111" style:font-name="Roboto" fo:font-size="14pt" fo:letter-spacing="normal" fo:font-style="italic" fo:font-weight="normal" officeooo:rsid="00be56e0" officeooo:paragraph-rsid="00d8f59b" style:font-size-asian="14pt" style:font-size-complex="14pt"/>
    </style:style>
    <style:style style:name="P174" style:family="paragraph" style:parent-style-name="Text_20_body">
      <style:paragraph-properties fo:margin-left="0cm" fo:margin-right="0cm" fo:orphans="2" fo:widows="2" fo:text-indent="0cm" style:auto-text-indent="false"/>
      <style:text-properties fo:font-variant="normal" fo:text-transform="none" fo:color="#111111" style:font-name="Roboto" fo:font-size="14pt" fo:letter-spacing="normal" fo:language="en" fo:country="GB" fo:font-style="italic" fo:font-weight="bold" officeooo:rsid="00be56e0" officeooo:paragraph-rsid="00d8f59b" style:font-size-asian="14pt" style:font-size-complex="14pt"/>
    </style:style>
    <style:style style:name="P175" style:family="paragraph" style:parent-style-name="Text_20_body">
      <style:paragraph-properties fo:margin-left="0.212cm" fo:margin-right="0cm" fo:text-indent="0cm" style:auto-text-indent="false"/>
      <style:text-properties fo:font-variant="normal" fo:text-transform="none" fo:color="#273239" style:font-name="urw-din" fo:font-size="12.75pt" fo:letter-spacing="normal" fo:font-style="normal" fo:font-weight="normal" officeooo:rsid="008a67d9"/>
    </style:style>
    <style:style style:name="P176" style:family="paragraph" style:parent-style-name="Text_20_body">
      <style:paragraph-properties fo:margin-left="0.212cm" fo:margin-right="0cm" fo:text-indent="0cm" style:auto-text-indent="false"/>
      <style:text-properties fo:font-variant="normal" fo:text-transform="none" fo:color="#273239" style:font-name="urw-din" fo:font-size="12.75pt" fo:letter-spacing="normal" fo:font-style="normal" fo:font-weight="normal" officeooo:rsid="00939a49" officeooo:paragraph-rsid="00939a49"/>
    </style:style>
    <style:style style:name="P177" style:family="paragraph" style:parent-style-name="Text_20_body">
      <style:paragraph-properties fo:margin-top="0cm" fo:margin-bottom="0cm" loext:contextual-spacing="false" fo:text-align="start" style:justify-single-word="false" fo:orphans="2" fo:widows="2"/>
      <style:text-properties fo:font-variant="normal" fo:text-transform="none" fo:color="#222222" style:font-name="calibri" fo:font-size="14pt" fo:letter-spacing="normal" fo:language="en" fo:country="GB" fo:font-style="normal" fo:font-weight="normal"/>
    </style:style>
    <style:style style:name="P178" style:family="paragraph" style:parent-style-name="Text_20_body" style:list-style-name="L6">
      <style:paragraph-properties fo:margin-top="0cm" fo:margin-bottom="0cm" loext:contextual-spacing="false"/>
    </style:style>
    <style:style style:name="P179" style:family="paragraph" style:parent-style-name="Text_20_body" style:list-style-name="L5">
      <style:paragraph-properties fo:margin-top="0cm" fo:margin-bottom="0.247cm" loext:contextual-spacing="false" fo:text-align="start" style:justify-single-word="false" fo:orphans="2" fo:widows="2"/>
    </style:style>
    <style:style style:name="T1" style:family="text">
      <style:text-properties officeooo:rsid="00107a28"/>
    </style:style>
    <style:style style:name="T2" style:family="text">
      <style:text-properties officeooo:rsid="0013b9d2"/>
    </style:style>
    <style:style style:name="T3" style:family="text">
      <style:text-properties officeooo:rsid="0021939e"/>
    </style:style>
    <style:style style:name="T4" style:family="text">
      <style:text-properties officeooo:rsid="0024c590"/>
    </style:style>
    <style:style style:name="T5" style:family="text">
      <style:text-properties officeooo:rsid="002f6645"/>
    </style:style>
    <style:style style:name="T6" style:family="text">
      <style:text-properties officeooo:rsid="003431f9"/>
    </style:style>
    <style:style style:name="T7" style:family="text">
      <style:text-properties officeooo:rsid="00362255"/>
    </style:style>
    <style:style style:name="T8" style:family="text">
      <style:text-properties officeooo:rsid="003810e9"/>
    </style:style>
    <style:style style:name="T9" style:family="text">
      <style:text-properties officeooo:rsid="003c8dc3"/>
    </style:style>
    <style:style style:name="T10" style:family="text">
      <style:text-properties officeooo:rsid="0040b659"/>
    </style:style>
    <style:style style:name="T11" style:family="text">
      <style:text-properties fo:font-variant="normal" fo:text-transform="none" fo:color="#273239" style:font-name="Consolas" fo:font-size="12pt" fo:letter-spacing="normal" fo:font-style="normal" fo:font-weight="normal" loext:padding="0cm" loext:border="none"/>
    </style:style>
    <style:style style:name="T12" style:family="text">
      <style:text-properties fo:font-variant="normal" fo:text-transform="none" fo:color="#273239" style:font-name="urw-din" fo:font-size="12.75pt" fo:letter-spacing="normal" fo:font-style="normal" fo:font-weight="normal"/>
    </style:style>
    <style:style style:name="T13" style:family="text">
      <style:text-properties fo:font-variant="normal" fo:text-transform="none" fo:color="#273239" style:font-name="urw-din" fo:font-size="12.75pt" fo:letter-spacing="normal" fo:font-style="normal" fo:font-weight="normal" officeooo:rsid="0063c5e4" loext:padding="0cm" loext:border="none"/>
    </style:style>
    <style:style style:name="T14" style:family="text">
      <style:text-properties fo:font-variant="normal" fo:text-transform="none" fo:color="#273239" style:font-name="urw-din" fo:font-size="12.75pt" fo:letter-spacing="normal" fo:font-style="normal" fo:font-weight="normal" officeooo:rsid="006f53b5" loext:padding="0cm" loext:border="none"/>
    </style:style>
    <style:style style:name="T15" style:family="text">
      <style:text-properties fo:font-variant="normal" fo:text-transform="none" fo:color="#273239" style:font-name="urw-din" fo:font-size="12.75pt" fo:letter-spacing="normal" fo:font-style="normal" fo:font-weight="normal" loext:padding="0cm" loext:border="none"/>
    </style:style>
    <style:style style:name="T16" style:family="text">
      <style:text-properties fo:font-variant="normal" fo:text-transform="none" fo:color="#273239" style:font-name="urw-din" fo:font-size="12.75pt" fo:letter-spacing="normal" fo:font-style="normal" fo:font-weight="normal" officeooo:rsid="0075dbaf"/>
    </style:style>
    <style:style style:name="T17" style:family="text">
      <style:text-properties fo:font-variant="normal" fo:text-transform="none" fo:color="#273239" style:font-name="urw-din" fo:font-size="12.75pt" fo:letter-spacing="normal" fo:font-style="normal" fo:font-weight="normal" officeooo:rsid="0075dbaf" loext:padding="0cm" loext:border="none"/>
    </style:style>
    <style:style style:name="T18" style:family="text">
      <style:text-properties fo:font-variant="normal" fo:text-transform="none" fo:color="#273239" style:font-name="urw-din" fo:font-size="12.75pt" fo:letter-spacing="normal" fo:font-style="normal" fo:font-weight="normal" officeooo:rsid="007dd0ad"/>
    </style:style>
    <style:style style:name="T19" style:family="text">
      <style:text-properties fo:font-variant="normal" fo:text-transform="none" fo:color="#273239" style:font-name="urw-din" fo:font-size="12.75pt" fo:letter-spacing="normal" fo:font-style="normal" fo:font-weight="normal" officeooo:rsid="008a67d9"/>
    </style:style>
    <style:style style:name="T20" style:family="text">
      <style:text-properties fo:font-variant="normal" fo:text-transform="none" fo:color="#273239" style:font-name="urw-din" fo:font-size="12.75pt" fo:letter-spacing="normal" fo:font-style="normal" fo:font-weight="normal" officeooo:rsid="00975c90"/>
    </style:style>
    <style:style style:name="T21" style:family="text">
      <style:text-properties fo:font-variant="normal" fo:text-transform="none" fo:color="#273239" style:font-name="urw-din" fo:font-size="12.75pt" fo:letter-spacing="normal" fo:font-style="normal" fo:font-weight="normal" officeooo:rsid="009af873"/>
    </style:style>
    <style:style style:name="T22" style:family="text">
      <style:text-properties fo:font-variant="normal" fo:text-transform="none" fo:color="#3a3a3a" style:font-name="Muli" fo:font-size="12.75pt" fo:letter-spacing="normal" fo:font-style="normal" fo:font-weight="normal"/>
    </style:style>
    <style:style style:name="T23" style:family="text">
      <style:text-properties fo:font-variant="normal" fo:text-transform="none" fo:color="#3a3a3a" style:font-name="Muli" fo:font-size="12.75pt" fo:letter-spacing="normal" fo:font-style="normal" fo:font-weight="normal" officeooo:rsid="0044bff2"/>
    </style:style>
    <style:style style:name="T24" style:family="text">
      <style:text-properties fo:font-variant="normal" fo:text-transform="none" fo:color="#3a3a3a" style:font-name="Muli" fo:font-size="12.75pt" fo:letter-spacing="normal" fo:font-style="normal" fo:font-weight="normal" officeooo:rsid="0044bff2" loext:padding="0cm" loext:border="none"/>
    </style:style>
    <style:style style:name="T25" style:family="text">
      <style:text-properties fo:font-variant="normal" fo:text-transform="none" fo:color="#3a3a3a" style:font-name="Muli" fo:font-size="12.75pt" fo:letter-spacing="normal" fo:font-style="normal" fo:font-weight="normal" officeooo:rsid="00502fee" loext:padding="0cm" loext:border="none"/>
    </style:style>
    <style:style style:name="T26" style:family="text">
      <style:text-properties fo:font-variant="normal" fo:text-transform="none" fo:color="#3a3a3a" style:font-name="Muli" fo:font-size="12.75pt" fo:letter-spacing="normal" fo:font-style="normal" fo:font-weight="normal" loext:padding="0cm" loext:border="none"/>
    </style:style>
    <style:style style:name="T27" style:family="text">
      <style:text-properties fo:font-variant="normal" fo:text-transform="none" fo:color="#3a3a3a" fo:font-size="12.75pt" fo:letter-spacing="normal" fo:font-style="normal" fo:font-weight="normal" officeooo:rsid="0044bff2" loext:padding="0cm" loext:border="none"/>
    </style:style>
    <style:style style:name="T28" style:family="text">
      <style:text-properties fo:font-variant="normal" fo:text-transform="none" fo:color="#3a3a3a" fo:font-size="12.75pt" fo:letter-spacing="normal" fo:font-style="normal" fo:font-weight="normal" officeooo:rsid="00502fee" loext:padding="0cm" loext:border="none"/>
    </style:style>
    <style:style style:name="T29" style:family="text">
      <style:text-properties fo:font-variant="normal" fo:text-transform="none" fo:color="#3a3a3a" style:font-name="apple-system" fo:font-size="22.5pt" fo:letter-spacing="normal" fo:font-style="normal" fo:font-weight="bold" loext:padding="0cm" loext:border="none"/>
    </style:style>
    <style:style style:name="T30" style:family="text">
      <style:text-properties fo:font-variant="normal" fo:text-transform="none" fo:color="#3a3a3a" style:font-name="apple-system" fo:font-size="22.5pt" fo:letter-spacing="normal" fo:font-style="normal" fo:font-weight="normal"/>
    </style:style>
    <style:style style:name="T31" style:family="text">
      <style:text-properties fo:font-variant="normal" fo:text-transform="none" fo:color="#3a3a3a" style:font-name="apple-system" fo:font-size="15pt" fo:letter-spacing="normal" fo:font-style="normal" fo:font-weight="bold" loext:padding="0cm" loext:border="none"/>
    </style:style>
    <style:style style:name="T32" style:family="text">
      <style:text-properties fo:font-variant="normal" fo:text-transform="none" fo:color="#3a3a3a" style:font-name="apple-system" fo:font-size="12.75pt" fo:letter-spacing="normal" fo:font-style="normal" fo:font-weight="normal"/>
    </style:style>
    <style:style style:name="T33" style:family="text">
      <style:text-properties fo:font-variant="normal" fo:text-transform="none" fo:color="#3a3a3a" style:font-name="apple-system" fo:font-size="12.75pt" fo:letter-spacing="normal" fo:font-style="normal" fo:font-weight="bold" loext:padding="0cm" loext:border="none"/>
    </style:style>
    <style:style style:name="T34" style:family="text">
      <style:text-properties fo:font-variant="normal" fo:text-transform="none" fo:color="#3a3a3a" style:font-name="apple-system" fo:font-size="12.75pt" fo:letter-spacing="normal" fo:font-style="italic" fo:font-weight="normal" loext:padding="0cm" loext:border="none"/>
    </style:style>
    <style:style style:name="T35" style:family="text">
      <style:text-properties fo:font-variant="normal" fo:text-transform="none" fo:color="#3a3a3a" fo:letter-spacing="normal"/>
    </style:style>
    <style:style style:name="T36" style:family="text">
      <style:text-properties fo:font-variant="normal" fo:text-transform="none" fo:color="#1f2937" style:font-name="Muli" fo:font-size="12.75pt" fo:letter-spacing="normal" fo:font-style="normal" fo:font-weight="normal" officeooo:rsid="0044bff2"/>
    </style:style>
    <style:style style:name="T37" style:family="text">
      <style:text-properties fo:font-variant="normal" fo:text-transform="none" fo:color="#1f2937" style:font-name="Roboto1" fo:font-size="13.5pt" fo:letter-spacing="normal" fo:font-style="normal" fo:font-weight="normal" officeooo:rsid="0044bff2"/>
    </style:style>
    <style:style style:name="T38" style:family="text">
      <style:text-properties fo:font-variant="normal" fo:text-transform="none" fo:color="#4d5156" fo:letter-spacing="normal" loext:padding="0cm" loext:border="none"/>
    </style:style>
    <style:style style:name="T39" style:family="text">
      <style:text-properties fo:font-variant="normal" fo:text-transform="none" fo:color="#4d5156" style:font-name="arial" fo:font-size="10.5pt" fo:letter-spacing="normal" fo:font-style="normal" fo:font-weight="normal" loext:padding="0cm" loext:border="none"/>
    </style:style>
    <style:style style:name="T40" style:family="text">
      <style:text-properties fo:font-variant="normal" fo:text-transform="none" fo:color="#202124" style:font-name="arial" fo:font-size="12pt" fo:letter-spacing="normal" fo:font-style="normal" fo:font-weight="normal"/>
    </style:style>
    <style:style style:name="T41" style:family="text">
      <style:text-properties fo:font-variant="normal" fo:text-transform="none" fo:color="#202124" style:font-name="arial" fo:font-size="12pt" fo:letter-spacing="normal" fo:font-style="normal" fo:font-weight="normal" officeooo:rsid="0063c5e4"/>
    </style:style>
    <style:style style:name="T42" style:family="text">
      <style:text-properties fo:font-variant="normal" fo:text-transform="none" fo:color="#ffffff" style:font-name="inherit" fo:font-size="12.75pt" fo:letter-spacing="normal" fo:font-style="normal" fo:font-weight="bold" officeooo:rsid="008a67d9" loext:padding="0cm" loext:border="none"/>
    </style:style>
    <style:style style:name="T43" style:family="text">
      <style:text-properties fo:font-variant="normal" fo:text-transform="none" fo:color="#ffffff" style:font-name="inherit" fo:letter-spacing="normal" fo:font-style="normal" fo:font-weight="bold" loext:padding="0cm" loext:border="none"/>
    </style:style>
    <style:style style:name="T44" style:family="text">
      <style:text-properties fo:font-variant="normal" fo:text-transform="none" style:font-name="inherit" fo:font-size="9.75pt" fo:letter-spacing="normal" fo:font-style="normal" fo:font-weight="bold" loext:padding="0cm" loext:border="none"/>
    </style:style>
    <style:style style:name="T45" style:family="text">
      <style:text-properties fo:font-variant="normal" fo:text-transform="none" style:font-name="inherit" fo:letter-spacing="normal" fo:font-style="normal" fo:font-weight="bold" loext:padding="0cm" loext:border="none"/>
    </style:style>
    <style:style style:name="T46" style:family="text">
      <style:text-properties fo:font-variant="normal" fo:text-transform="none" fo:color="#333333" style:font-name="inter-regular" fo:font-size="12pt" fo:letter-spacing="normal" fo:font-style="normal" fo:font-weight="normal" officeooo:rsid="008a67d9"/>
    </style:style>
    <style:style style:name="T47" style:family="text">
      <style:text-properties fo:font-variant="normal" fo:text-transform="none" fo:color="#333333" style:font-name="Overpass Mono" fo:font-size="11.25pt" fo:letter-spacing="normal" fo:font-style="normal" fo:font-weight="normal" fo:background-color="#f8f8f8" loext:char-shading-value="0" loext:padding="0cm" loext:border="none"/>
    </style:style>
    <style:style style:name="T48" style:family="text">
      <style:text-properties fo:font-variant="normal" fo:text-transform="none" fo:color="#008000" style:text-line-through-style="none" style:text-line-through-type="none" style:font-name="inter-regular" fo:font-size="12pt" fo:letter-spacing="normal" fo:font-style="normal" style:text-underline-style="none" fo:font-weight="normal" officeooo:rsid="008a67d9" style:text-blinking="false"/>
    </style:style>
    <style:style style:name="T49" style:family="text">
      <style:text-properties fo:font-variant="normal" fo:text-transform="none" fo:color="#610b4b" style:font-name="erdana" fo:font-size="15.75pt" fo:letter-spacing="normal" fo:font-style="normal" fo:font-weight="normal"/>
    </style:style>
    <style:style style:name="T50" style:family="text">
      <style:text-properties fo:font-variant="normal" fo:text-transform="none" fo:color="#610b4b" style:font-name="erdana" fo:font-size="36pt" fo:letter-spacing="normal" fo:font-style="normal" fo:font-weight="normal" officeooo:rsid="009e28f7" style:font-size-asian="36pt" style:font-size-complex="36pt"/>
    </style:style>
    <style:style style:name="T51" style:family="text">
      <style:text-properties fo:font-variant="normal" fo:text-transform="none" fo:color="#222222" style:font-name="Verdana2" fo:font-size="11.25pt" fo:letter-spacing="normal" fo:font-style="normal" fo:font-weight="normal"/>
    </style:style>
    <style:style style:name="T52" style:family="text">
      <style:text-properties fo:font-variant="normal" fo:text-transform="none" fo:color="#222222" style:font-name="Verdana2" fo:font-size="11.25pt" fo:letter-spacing="normal" fo:font-style="italic" fo:font-weight="normal"/>
    </style:style>
    <style:style style:name="T53" style:family="text">
      <style:text-properties fo:font-variant="normal" fo:text-transform="none" fo:color="#222222" style:font-name="monospace1" fo:font-size="11.25pt" fo:letter-spacing="normal" fo:font-style="normal" fo:font-weight="normal" fo:background-color="#f1f1f1" loext:char-shading-value="0" loext:padding="0cm" loext:border="none"/>
    </style:style>
    <style:style style:name="T54" style:family="text">
      <style:text-properties fo:font-variant="normal" fo:text-transform="none" fo:color="#222222" style:font-name="Source Sans Pro" fo:font-size="13.5pt" fo:letter-spacing="normal" fo:font-style="normal" fo:font-weight="normal"/>
    </style:style>
    <style:style style:name="T55" style:family="text">
      <style:text-properties fo:font-variant="normal" fo:text-transform="none" fo:color="#222222" style:font-name="Source Sans Pro" fo:font-size="13.5pt" fo:letter-spacing="normal" fo:font-style="normal" fo:font-weight="bold"/>
    </style:style>
    <style:style style:name="T56" style:family="text">
      <style:text-properties fo:font-variant="normal" fo:text-transform="none" fo:color="#111111" style:font-name="Roboto" fo:font-size="14.25pt" fo:letter-spacing="normal" fo:font-style="italic" fo:font-weight="normal"/>
    </style:style>
    <style:style style:name="T57" style:family="text">
      <style:text-properties fo:font-variant="normal" fo:text-transform="none" fo:color="#111111" style:font-name="Roboto" fo:font-size="14.25pt" fo:letter-spacing="normal" fo:font-style="italic" fo:font-weight="normal" officeooo:rsid="00b345bf"/>
    </style:style>
    <style:style style:name="T58" style:family="text">
      <style:text-properties fo:font-variant="normal" fo:text-transform="none" fo:color="#111111" style:font-name="Roboto" fo:font-size="14.25pt" fo:letter-spacing="normal" fo:font-style="italic" fo:font-weight="normal" officeooo:rsid="00be56e0"/>
    </style:style>
    <style:style style:name="T59" style:family="text">
      <style:text-properties fo:font-variant="normal" fo:text-transform="none" fo:color="#111111" style:font-name="Roboto" fo:font-size="14.25pt" fo:letter-spacing="normal" fo:font-style="normal" fo:font-weight="normal"/>
    </style:style>
    <style:style style:name="T60" style:family="text">
      <style:text-properties fo:font-variant="normal" fo:text-transform="none" fo:color="#111111" style:font-name="Roboto" fo:font-size="14pt" fo:letter-spacing="normal" fo:font-style="italic" fo:font-weight="normal" style:font-size-asian="14pt" style:font-size-complex="14pt"/>
    </style:style>
    <style:style style:name="T61" style:family="text">
      <style:text-properties fo:font-variant="normal" fo:text-transform="none" fo:color="#111111" style:font-name="Roboto" fo:font-size="14pt" fo:letter-spacing="normal" fo:font-style="italic" fo:font-weight="normal" officeooo:rsid="00e15d35" style:font-size-asian="14pt" style:font-size-complex="14pt"/>
    </style:style>
    <style:style style:name="T62" style:family="text">
      <style:text-properties fo:font-variant="normal" fo:text-transform="none" fo:color="#111111" style:font-name="Roboto" fo:font-size="14pt" fo:letter-spacing="normal" fo:font-style="italic" fo:font-weight="normal" style:font-size-asian="14pt" style:font-size-complex="14pt" loext:padding="0.049cm" loext:border="0.06pt solid #e2e8f0"/>
    </style:style>
    <style:style style:name="T63" style:family="text">
      <style:text-properties fo:font-variant="normal" fo:text-transform="none" fo:color="#111111" style:font-name="Roboto" fo:font-size="14pt" fo:letter-spacing="normal" fo:font-style="italic" fo:font-weight="normal" officeooo:rsid="00e8d146" style:font-size-asian="14pt" style:font-size-complex="14pt"/>
    </style:style>
    <style:style style:name="T64" style:family="text">
      <style:text-properties fo:font-variant="normal" fo:text-transform="none" fo:color="#111111" style:font-name="Roboto" fo:font-size="14pt" fo:letter-spacing="normal" fo:font-style="italic" fo:font-weight="normal" officeooo:rsid="00f13958" style:font-size-asian="14pt" style:font-size-complex="14pt"/>
    </style:style>
    <style:style style:name="T65" style:family="text">
      <style:text-properties fo:font-variant="normal" fo:text-transform="none" fo:color="#111111" style:font-name="Roboto" fo:font-size="14pt" fo:letter-spacing="normal" fo:font-style="italic" fo:font-weight="normal" fo:background-color="#ffff00" loext:char-shading-value="0" style:font-size-asian="14pt" style:font-size-complex="14pt"/>
    </style:style>
    <style:style style:name="T66" style:family="text">
      <style:text-properties fo:font-variant="normal" fo:text-transform="none" style:font-name="var ff-mono" fo:font-size="9.75pt" fo:letter-spacing="normal" fo:font-style="normal" fo:font-weight="normal" fo:background-color="transparent" loext:char-shading-value="0" loext:padding="0cm" loext:border="none"/>
    </style:style>
    <style:style style:name="T67" style:family="text">
      <style:text-properties fo:font-variant="normal" fo:text-transform="none" style:font-name="var ff-mono" fo:font-size="14pt" fo:letter-spacing="normal" fo:font-style="normal" fo:font-weight="normal" fo:background-color="transparent" loext:char-shading-value="0" style:font-size-asian="14pt" style:font-size-complex="14pt" loext:padding="0cm" loext:border="none"/>
    </style:style>
    <style:style style:name="T68" style:family="text">
      <style:text-properties fo:font-variant="normal" fo:text-transform="none" fo:color="#232629" style:font-name="apple-system1" fo:font-size="11.25pt" fo:letter-spacing="normal" fo:font-style="normal" fo:font-weight="normal"/>
    </style:style>
    <style:style style:name="T69" style:family="text">
      <style:text-properties fo:font-variant="normal" fo:text-transform="none" fo:color="#232629" style:font-name="apple-system1" fo:font-size="14pt" fo:letter-spacing="normal" fo:font-style="normal" fo:font-weight="normal" style:font-size-asian="14pt" style:font-size-complex="14pt"/>
    </style:style>
    <style:style style:name="T70" style:family="text">
      <style:text-properties fo:font-variant="normal" fo:text-transform="none" fo:color="#232629" style:font-name="var ff-mono" fo:font-size="9.75pt" fo:letter-spacing="normal" fo:font-style="normal" fo:font-weight="normal" loext:padding="0cm" loext:border="none"/>
    </style:style>
    <style:style style:name="T71" style:family="text">
      <style:text-properties fo:font-variant="normal" fo:text-transform="none" fo:color="#232629" style:font-name="var ff-mono" fo:font-size="14pt" fo:letter-spacing="normal" fo:font-style="normal" fo:font-weight="normal" style:font-size-asian="14pt" style:font-size-complex="14pt" loext:padding="0cm" loext:border="none"/>
    </style:style>
    <style:style style:name="T72" style:family="text">
      <style:text-properties fo:font-variant="normal" fo:text-transform="none" fo:color="#232629" style:font-name="var ff-sans" fo:font-size="14pt" fo:letter-spacing="normal" fo:font-style="normal" fo:font-weight="normal" style:font-size-asian="14pt" style:font-size-complex="14pt" loext:padding-left="0.049cm" loext:padding-right="0cm" loext:padding-top="0.049cm" loext:padding-bottom="0.049cm" loext:border-left="0.06pt solid #000000" loext:border-right="none" loext:border-top="0.06pt solid #000000" loext:border-bottom="0.06pt solid #000000"/>
    </style:style>
    <style:style style:name="T73" style:family="text">
      <style:text-properties fo:font-variant="normal" fo:text-transform="none" fo:color="#141414" style:font-name="RedHatText" fo:font-size="13.5pt" fo:letter-spacing="normal" fo:font-style="normal" fo:font-weight="normal"/>
    </style:style>
    <style:style style:name="T74" style:family="text">
      <style:text-properties fo:font-variant="normal" fo:text-transform="none" fo:color="#141414" style:font-name="RedHatText" fo:font-size="13.5pt" fo:letter-spacing="normal" fo:font-style="normal" fo:font-weight="bold"/>
    </style:style>
    <style:style style:name="T75" style:family="text">
      <style:text-properties fo:font-variant="normal" fo:text-transform="none" fo:color="#0066cc" style:text-line-through-style="none" style:text-line-through-type="none" style:font-name="RedHatText" fo:font-size="13.5pt" fo:letter-spacing="normal" fo:font-style="normal" style:text-underline-style="none" fo:font-weight="normal" style:text-blinking="false" fo:background-color="transparent" loext:char-shading-value="0"/>
    </style:style>
    <style:style style:name="T76" style:family="text">
      <style:text-properties fo:font-variant="normal" fo:text-transform="none" fo:color="#e83e8c" style:font-name="Overpass Mono" fo:font-size="11.25pt" fo:letter-spacing="normal" fo:font-style="normal" fo:font-weight="normal"/>
    </style:style>
    <style:style style:name="T77" style:family="text">
      <style:text-properties fo:font-variant="normal" fo:text-transform="none" fo:color="#444444" style:font-name="monospace" fo:font-size="11.25pt" fo:letter-spacing="normal" fo:font-style="normal" fo:font-weight="normal" fo:background-color="transparent" loext:char-shading-value="0" loext:padding-left="0.049cm" loext:padding-right="0cm" loext:padding-top="0.049cm" loext:padding-bottom="0.049cm" loext:border-left="0.06pt solid #e2e8f0" loext:border-right="none" loext:border-top="0.06pt solid #e2e8f0" loext:border-bottom="0.06pt solid #e2e8f0"/>
    </style:style>
    <style:style style:name="T78" style:family="text">
      <style:text-properties fo:font-variant="normal" fo:text-transform="none" fo:color="#1a202c" style:font-name="Open Sans" fo:font-size="12pt" fo:letter-spacing="normal" fo:font-style="normal" fo:font-weight="normal" loext:padding="0.049cm" loext:border="0.06pt solid #e2e8f0"/>
    </style:style>
    <style:style style:name="T79" style:family="text">
      <style:text-properties fo:font-variant="normal" fo:text-transform="none" fo:color="#1e73be" style:text-line-through-style="none" style:text-line-through-type="none" style:font-name="apple-system" fo:font-size="12.75pt" fo:letter-spacing="normal" fo:font-style="normal" style:text-underline-style="solid" style:text-underline-width="auto" style:text-underline-color="font-color" fo:font-weight="bold" style:text-blinking="false" fo:background-color="transparent" loext:char-shading-value="0" loext:padding="0cm" loext:border="none"/>
    </style:style>
    <style:style style:name="T80" style:family="text">
      <style:text-properties fo:font-variant="normal" fo:text-transform="none" fo:color="#404040" style:font-name="Roboto Slab" fo:font-size="12pt" fo:letter-spacing="normal" fo:font-style="normal" fo:font-weight="normal"/>
    </style:style>
    <style:style style:name="T81" style:family="text">
      <style:text-properties fo:font-variant="normal" fo:text-transform="none" fo:color="#13a638" style:font-name="Roboto Slab" fo:font-size="12pt" fo:letter-spacing="normal" fo:font-style="normal" style:text-underline-style="solid" style:text-underline-width="auto" style:text-underline-color="font-color" fo:font-weight="normal" fo:background-color="transparent" loext:char-shading-value="0" loext:padding="0cm" loext:border="none"/>
    </style:style>
    <style:style style:name="T82" style:family="text">
      <style:text-properties officeooo:rsid="004210d5"/>
    </style:style>
    <style:style style:name="T83" style:family="text">
      <style:text-properties fo:color="#3a3a3a"/>
    </style:style>
    <style:style style:name="T84" style:family="text">
      <style:text-properties fo:color="#3a3a3a" style:font-name="Muli" fo:font-size="12.75pt"/>
    </style:style>
    <style:style style:name="T85" style:family="text">
      <style:text-properties fo:color="#3a3a3a" style:font-name="Muli" fo:font-size="12.75pt" fo:font-style="normal" fo:font-weight="normal"/>
    </style:style>
    <style:style style:name="T86" style:family="text">
      <style:text-properties fo:color="#3a3a3a" style:font-name="Muli" fo:font-size="12.75pt" officeooo:rsid="0044bff2"/>
    </style:style>
    <style:style style:name="T87" style:family="text">
      <style:text-properties fo:color="#3a3a3a" style:font-name="Muli" fo:font-size="12.75pt" officeooo:rsid="004564fc"/>
    </style:style>
    <style:style style:name="T88" style:family="text">
      <style:text-properties fo:color="#3a3a3a" style:font-name="Muli" fo:font-size="12.75pt" officeooo:rsid="00473eb8"/>
    </style:style>
    <style:style style:name="T89" style:family="text">
      <style:text-properties fo:color="#3a3a3a" style:font-name="Muli" fo:font-size="12.75pt" officeooo:rsid="0048673d"/>
    </style:style>
    <style:style style:name="T90" style:family="text">
      <style:text-properties fo:color="#3a3a3a" officeooo:rsid="0044bff2"/>
    </style:style>
    <style:style style:name="T91" style:family="text">
      <style:text-properties style:font-name="Consolas" fo:font-size="12pt" fo:font-style="normal" fo:font-weight="normal"/>
    </style:style>
    <style:style style:name="T92" style:family="text">
      <style:text-properties style:font-name="Consolas" fo:font-size="12pt" fo:font-style="normal" fo:font-weight="normal" officeooo:rsid="002d8f9a"/>
    </style:style>
    <style:style style:name="T93" style:family="text">
      <style:text-properties style:font-name="Consolas" fo:font-size="12pt" fo:font-style="normal" fo:font-weight="normal" officeooo:rsid="0040b659"/>
    </style:style>
    <style:style style:name="T94" style:family="text">
      <style:text-properties officeooo:rsid="0044bff2"/>
    </style:style>
    <style:style style:name="T95" style:family="text">
      <style:text-properties officeooo:rsid="002d8f9a"/>
    </style:style>
    <style:style style:name="T96" style:family="text">
      <style:text-properties fo:font-weight="bold"/>
    </style:style>
    <style:style style:name="T97" style:family="text">
      <style:text-properties fo:color="#000000" style:font-name="Consolas1" fo:background-color="transparent" loext:char-shading-value="0" loext:padding="0cm" loext:border="none"/>
    </style:style>
    <style:style style:name="T98" style:family="text">
      <style:text-properties fo:color="#006699" fo:font-weight="bold"/>
    </style:style>
    <style:style style:name="T99" style:family="text">
      <style:text-properties loext:padding="0cm" loext:border="none"/>
    </style:style>
    <style:style style:name="T100" style:family="text">
      <style:text-properties officeooo:rsid="004d51df"/>
    </style:style>
    <style:style style:name="T101" style:family="text">
      <style:text-properties officeooo:rsid="005c5986"/>
    </style:style>
    <style:style style:name="T102" style:family="text">
      <style:text-properties officeooo:rsid="0060ab16"/>
    </style:style>
    <style:style style:name="T103" style:family="text">
      <style:text-properties style:font-name="urw-din" fo:font-size="12.75pt"/>
    </style:style>
    <style:style style:name="T104" style:family="text">
      <style:text-properties style:font-name="urw-din" fo:font-size="12.75pt" officeooo:rsid="0088e58e"/>
    </style:style>
    <style:style style:name="T105" style:family="text">
      <style:text-properties officeooo:rsid="00857160"/>
    </style:style>
    <style:style style:name="T106" style:family="text">
      <style:text-properties fo:color="#502000" style:font-name="urw-din" fo:font-size="12.75pt" fo:font-weight="bold"/>
    </style:style>
    <style:style style:name="T107" style:family="text">
      <style:text-properties style:font-name="monospace2" fo:font-size="12pt" fo:font-style="normal" fo:font-weight="normal"/>
    </style:style>
    <style:style style:name="T108" style:family="text">
      <style:text-properties fo:color="#181818" style:font-name="urw-din" fo:font-size="12.75pt"/>
    </style:style>
    <style:style style:name="T109" style:family="text">
      <style:text-properties style:font-name="inherit" fo:font-size="12pt" loext:padding="0cm" loext:border="none"/>
    </style:style>
    <style:style style:name="T110" style:family="text">
      <style:text-properties fo:font-style="italic"/>
    </style:style>
    <style:style style:name="T111" style:family="text">
      <style:text-properties style:font-name="Verdana2" fo:font-size="11.25pt" fo:font-style="normal" fo:font-weight="normal"/>
    </style:style>
    <style:style style:name="T112" style:family="text">
      <style:text-properties style:font-name="Roboto" fo:font-size="14.25pt" fo:font-style="italic" fo:font-weight="normal"/>
    </style:style>
    <style:style style:name="T113" style:family="text">
      <style:text-properties style:font-name="Roboto" fo:font-size="14.25pt" fo:font-style="normal" fo:font-weight="normal"/>
    </style:style>
    <style:style style:name="T114" style:family="text">
      <style:text-properties fo:color="#111111" style:font-name="Roboto" fo:font-size="14.25pt" fo:font-style="italic"/>
    </style:style>
    <style:style style:name="T115" style:family="text">
      <style:text-properties fo:color="#111111" style:font-name="Roboto" fo:font-size="14.25pt" fo:font-style="italic" officeooo:rsid="00ad5679"/>
    </style:style>
    <style:style style:name="T116" style:family="text">
      <style:text-properties fo:color="#111111" style:font-name="Roboto" fo:font-size="14.25pt" fo:font-style="italic" officeooo:rsid="00be56e0"/>
    </style:style>
    <style:style style:name="T117" style:family="text">
      <style:text-properties fo:color="#111111" style:font-name="Roboto" fo:font-style="italic"/>
    </style:style>
    <style:style style:name="T118" style:family="text">
      <style:text-properties fo:color="#111111" style:font-name="Roboto" fo:font-style="italic" officeooo:rsid="00be56e0"/>
    </style:style>
    <style:style style:name="T119" style:family="text">
      <style:text-properties fo:color="#111111" style:font-name="Roboto" fo:font-style="italic" officeooo:rsid="00be56e0" style:font-size-asian="14pt" style:font-size-complex="14pt"/>
    </style:style>
    <style:style style:name="T120" style:family="text">
      <style:text-properties fo:color="#111111" style:font-name="Roboto" fo:font-style="italic" fo:font-weight="bold" officeooo:rsid="00be56e0"/>
    </style:style>
    <style:style style:name="T121" style:family="text">
      <style:text-properties fo:color="#111111" style:font-name="Roboto" fo:language="en" fo:country="GB" fo:font-style="italic" fo:font-weight="bold" officeooo:rsid="00be56e0"/>
    </style:style>
    <style:style style:name="T122" style:family="text">
      <style:text-properties fo:color="#111111" style:font-name="Roboto" fo:language="en" fo:country="GB" fo:font-style="italic" fo:font-weight="bold" officeooo:rsid="00be56e0" style:font-size-asian="14pt" style:font-size-complex="14pt"/>
    </style:style>
    <style:style style:name="T123" style:family="text">
      <style:text-properties fo:color="#111111" style:font-name="Roboto" fo:font-size="26pt" fo:font-style="italic" style:font-size-asian="26pt" style:font-size-complex="26pt"/>
    </style:style>
    <style:style style:name="T124" style:family="text">
      <style:text-properties fo:color="#111111" style:font-name="var ff-mono" fo:font-size="14pt" officeooo:rsid="00be56e0" fo:background-color="transparent" loext:char-shading-value="0" style:font-size-asian="14pt" style:font-size-complex="14pt" loext:padding="0cm" loext:border="none"/>
    </style:style>
    <style:style style:name="T125" style:family="text">
      <style:text-properties officeooo:rsid="00b6d9c5"/>
    </style:style>
    <style:style style:name="T126" style:family="text">
      <style:text-properties fo:color="#dd4a68" style:font-name="inherit" fo:font-size="10.5pt" fo:background-color="transparent" loext:char-shading-value="0" loext:padding="0cm" loext:border="none"/>
    </style:style>
    <style:style style:name="T127" style:family="text">
      <style:text-properties style:font-name="calibri" fo:font-size="14pt"/>
    </style:style>
    <style:style style:name="T128" style:family="text">
      <style:text-properties style:font-name="calibri" fo:font-size="14pt" fo:font-weight="bold"/>
    </style:style>
    <style:style style:name="T129" style:family="text">
      <style:text-properties style:font-name="calibri" fo:font-size="14pt" fo:language="en" fo:country="GB"/>
    </style:style>
    <style:style style:name="T130" style:family="text">
      <style:text-properties fo:color="#141414" style:font-name="RedHatText" fo:font-size="13.5pt"/>
    </style:style>
    <style:style style:name="T131" style:family="text">
      <style:text-properties fo:color="#141414" style:font-name="RedHatText" fo:font-size="13.5pt" fo:font-style="normal"/>
    </style:style>
    <style:style style:name="T132" style:family="text">
      <style:text-properties fo:color="#313131" style:font-name="Roboto2" fo:font-size="22.5pt" fo:font-weight="bold"/>
    </style:style>
    <style:style style:name="T133" style:family="text">
      <style:text-properties fo:color="#13a638" style:text-underline-style="solid" style:text-underline-width="auto" style:text-underline-color="font-color" fo:background-color="transparent" loext:char-shading-value="0" loext:padding="0cm" loext:border="none"/>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1" svg:x="0cm" svg:y="0cm" svg:width="17.251cm" draw:z-index="0">
        <draw:text-box fo:min-height="1.111cm">
          <text:p text:style-name="Text_20_body"/>
        </draw:text-box>
      </draw:frame>
      <draw:frame draw:style-name="fr2" draw:name="Frame2" text:anchor-type="page" text:anchor-page-number="1" svg:x="0cm" svg:y="0cm" svg:width="17.251cm" draw:z-index="4">
        <draw:text-box fo:min-height="1.111cm">
          <text:p text:style-name="Text_20_body"/>
        </draw:text-box>
      </draw:frame>
      <text:p text:style-name="P87">sudo snap install slack –classic</text:p>
      <text:p text:style-name="P87"/>
      <text:p text:style-name="P87">- <text:span text:style-name="T1">snapcraft.io is important <text:s/>in linux </text:span><text:span text:style-name="T2">to download the different apps</text:span></text:p>
      <text:p text:style-name="P87"/>
      <text:p text:style-name="P87"/>
      <text:p text:style-name="P87"/>
      <text:p text:style-name="P88"># Neccassary commands of linux</text:p>
      <text:p text:style-name="P88"/>
      <text:p text:style-name="P88">mkdir – make directory</text:p>
      <text:p text:style-name="P88"/>
      <text:p text:style-name="P88"><text:tab/>mkdir folder1</text:p>
      <text:p text:style-name="P88"><text:tab/>mkdir –version</text:p>
      <text:p text:style-name="P88"><text:tab/>mkdir –<text:span text:style-name="T3">help</text:span></text:p>
      <text:p text:style-name="P88"/>
      <text:p text:style-name="P88"><text:tab/><text:span text:style-name="T4">#create multiple directories at once</text:span></text:p>
      <text:p text:style-name="P88"><text:tab/><text:span text:style-name="T4">mkdir -v one two three</text:span></text:p>
      <text:p text:style-name="P88"><text:tab/></text:p>
      <text:p text:style-name="P89"><text:tab/>#<text:span text:style-name="T5">create directory inside directory at once </text:span></text:p>
      <text:p text:style-name="P89"><text:tab/><text:span text:style-name="T6">mkdir – p a/b/c</text:span></text:p>
      <text:p text:style-name="P89"><text:tab/></text:p>
      <text:p text:style-name="P89"><text:tab/><text:span text:style-name="T7">#it allows rw operations </text:span><text:span text:style-name="T8">on file</text:span></text:p>
      <text:p text:style-name="P65"><text:tab/>mkdir -m a=rwx <text:span text:style-name="T8">first</text:span></text:p>
      <text:p text:style-name="P65"/>
      <text:p text:style-name="P65"><text:tab/><text:span text:style-name="T9">#current network connection and port activity</text:span></text:p>
      <text:p text:style-name="P65"><text:tab/><text:tab/><text:span text:style-name="T9">netstat </text:span></text:p>
      <text:p text:style-name="P66"><text:tab/><text:span text:style-name="T9">#monitor network commands , </text:span><text:span text:style-name="T10">lists all the connections</text:span></text:p>
      <text:p text:style-name="P65"><text:tab/><text:tab/><text:span text:style-name="T10">ss </text:span></text:p>
      <text:p text:style-name="P69"><text:span text:style-name="T92"><text:tab/></text:span><text:span text:style-name="T93">#</text:span><text:span text:style-name="T83"> </text:span><text:span text:style-name="T90">l</text:span><text:span text:style-name="T85">ist of both listening and non-listening ports </text:span></text:p>
      <text:p text:style-name="P65"><text:tab/><text:tab/><text:span text:style-name="T82">ss -a </text:span></text:p>
      <text:p text:style-name="P67"><text:span text:style-name="T95"><text:tab/></text:span><text:span text:style-name="T94">#</text:span><text:span text:style-name="T84">To display listening sockets only</text:span></text:p>
      <text:p text:style-name="P67"><text:span text:style-name="T84"><text:tab/><text:tab/></text:span><text:span text:style-name="T86">ss <text:s/>-l</text:span></text:p>
      <text:p text:style-name="P123"><text:tab/>#listening listening sockets</text:p>
      <text:p text:style-name="P123"><text:tab/><text:tab/>ss -t</text:p>
      <text:p text:style-name="P123"/>
      <text:p text:style-name="P68"><text:span text:style-name="T84"># search a file with specific name – </text:span><text:span text:style-name="T87">find command</text:span></text:p>
      <text:p text:style-name="P72"><text:span text:style-name="T23"><text:tab/></text:span><text:span text:style-name="T84">find ./GFG -name sample.txt </text:span></text:p>
      <text:p text:style-name="P130"/>
      <text:p text:style-name="P125"/>
      <text:p text:style-name="P70"><text:span text:style-name="T89">(DOUBT)</text:span><text:span text:style-name="T88">#</text:span><text:span text:style-name="T84">Search all files with .old extension and delete them – </text:span><text:span text:style-name="T88">find exec command:</text:span></text:p>
      <text:p text:style-name="P127">[</text:p>
      <text:p text:style-name="P126"><text:tab/></text:p>
      <text:p text:style-name="P124"/>
      <text:p text:style-name="P128">#</text:p>
      <text:h text:style-name="P109" text:outline-level="3">Display the User and Group Ownership of a File</text:h>
      <text:p text:style-name="P44">To display the user and group owner of a file, execute the "ls -l" command with a specific file name. Consider the below command:</text:p>
      <text:list xml:id="list3641837171" text:style-name="L1">
        <text:list-item>
          <text:p text:style-name="P164">ls -l Demo.txt</text:p>
        </text:list-item>
      </text:list>
      <text:p text:style-name="P129">p</text:p>
      <text:h text:style-name="P109" text:outline-level="3"><text:soft-page-break/>Change the owner of a File (Using user name)</text:h>
      <text:p text:style-name="P44">To change the owner of a file, pass the user name (new owner) with the chown command as follows:</text:p>
      <text:list xml:id="list3500419882" text:style-name="L2">
        <text:list-item>
          <text:p text:style-name="P165">sudo chown &lt;username&gt; &lt;File <text:span text:style-name="T98">name</text:span>&gt;  </text:p>
        </text:list-item>
      </text:list>
      <text:p text:style-name="Text_20_body"><text:line-break/>-<text:span text:style-name="T100">&gt; sudo chown abcd sample.txt</text:span></text:p>
      <text:p text:style-name="P146">]</text:p>
      <text:p text:style-name="P146"/>
      <text:p text:style-name="P100"><text:span text:style-name="T23"># </text:span><text:span text:style-name="T37">File ownership can be changed using the </text:span><text:a xlink:type="simple" xlink:href="https://linuxize.com/post/linux-chown-command/" text:style-name="Internet_20_link" text:visited-style-name="Visited_20_Internet_20_Link"><text:span text:style-name="Source_20_Text"><text:span text:style-name="T27">chown</text:span></text:span></text:a><text:span text:style-name="T36"> </text:span><text:span text:style-name="T37">and </text:span><text:a xlink:type="simple" xlink:href="https://linuxize.com/post/chgrp-command-in-linux/" text:style-name="Internet_20_link" text:visited-style-name="Visited_20_Internet_20_Link"><text:span text:style-name="Source_20_Text"><text:span text:style-name="T27">chgrp</text:span></text:span></text:a><text:span text:style-name="T36"> </text:span><text:span text:style-name="T37">commands.</text:span><text:bookmark text:name="div-gpt-ad-linuxize_com-box-3-0"/><text:bookmark text:name="ezoic-pub-ad-placeholder-139"/><text:span text:style-name="T24"><text:line-break/></text:span><text:span text:style-name="T25">*File permissions can be viewed using the </text:span><text:a xlink:type="simple" xlink:href="https://linuxize.com/post/how-to-list-files-in-linux-using-the-ls-command/" text:style-name="Internet_20_link" text:visited-style-name="Visited_20_Internet_20_Link"><text:span text:style-name="Source_20_Text"><text:span text:style-name="T28">ls</text:span></text:span></text:a><text:span text:style-name="T25"> command:</text:span></text:p>
      <text:p text:style-name="P148"/>
      <text:p text:style-name="P74"><text:span text:style-name="Source_20_Text"><text:span text:style-name="T99">ls -l filename.txt</text:span></text:span></text:p>
      <text:p text:style-name="P148"/>
      <text:p text:style-name="P148">-rw-r--r-- 12 linuxize users 12.0K Apr <text:s/>8 20:51 filename.txt</text:p>
      <text:p text:style-name="P148">|[-][-][-]- <text:s text:c="2"/>[------] [---]</text:p>
      <text:p text:style-name="P148">| | <text:s/>| <text:s/>| | <text:s text:c="5"/>| <text:s text:c="6"/>|</text:p>
      <text:p text:style-name="P148">| | <text:s/>| <text:s/>| | <text:s text:c="5"/>| <text:s text:c="6"/>+-----------&gt; 7. Group</text:p>
      <text:p text:style-name="P148">| | <text:s/>| <text:s/>| | <text:s text:c="5"/>+-------------------&gt; 6. Owner</text:p>
      <text:p text:style-name="P148">| | <text:s/>| <text:s/>| +--------------------------&gt; 5. Alternate Access Method</text:p>
      <text:p text:style-name="P148">| | <text:s/>| <text:s/>+----------------------------&gt; 4. Others Permissions</text:p>
      <text:p text:style-name="P148">| | <text:s/>+-------------------------------&gt; 3. Group Permissions</text:p>
      <text:p text:style-name="P148">| +----------------------------------&gt; 2. Owner Permissions</text:p>
      <text:p text:style-name="P148">+------------------------------------&gt; 1. File Type</text:p>
      <text:p text:style-name="P147"/>
      <text:p text:style-name="P65"><text:tab/></text:p>
      <text:p text:style-name="P89"/>
      <text:p text:style-name="P71">chmod u=rw,og=r new_file.txt</text:p>
      <text:p text:style-name="P89"/>
      <text:p text:style-name="P90">#change the permissions using chmod</text:p>
      <text:p text:style-name="P90"/>
      <text:p text:style-name="P90"/>
      <text:p text:style-name="P91">#iwconfig used to get the wireless configuration of the system</text:p>
      <text:p text:style-name="P92"><text:span text:style-name="T101">#ifconfig </text:span><text:span text:style-name="T38"> </text:span><text:span text:style-name="T39">is used to configure the kernel-resident network interfaces. It is used at the boot time to set up ...</text:span></text:p>
      <text:section text:style-name="Sect1" text:name="eob_21">
        <text:p text:style-name="P97"/>
      </text:section>
      <text:p text:style-name="P36"><text:soft-page-break/>#Ip command used to get the ip address</text:p>
      <text:p text:style-name="P36"/>
      <text:p text:style-name="P37">ipaddress</text:p>
      <text:p text:style-name="P37">ipaddress show </text:p>
      <text:p text:style-name="P37"/>
      <text:p text:style-name="P37">#<text:span text:style-name="T102">ps command used to check the running processes in the system</text:span></text:p>
      <text:p text:style-name="P38"># lsof command</text:p>
      <text:p text:style-name="P133">lsof command stands for List Of Open File. This command provides a list of files that are opened. Basically, it gives the information to find out the files which are opened by which process. With one go it lists out all open files in output console.</text:p>
      <text:p text:style-name="P133"/>
      <text:p text:style-name="P38"><text:span text:style-name="T40">#</text:span><text:span text:style-name="T41">kill command</text:span></text:p>
      <text:p text:style-name="P39"><text:span text:style-name="Strong_20_Emphasis"><text:span text:style-name="T13">kill -l :kill </text:span></text:span><text:span text:style-name="Strong_20_Emphasis"><text:span text:style-name="T14">command is a built-in command which is used to terminate processes manually</text:span></text:span></text:p>
      <text:p text:style-name="P137"><text:s text:c="3"/>kill </text:p>
      <text:p text:style-name="P137"/>
      <text:p text:style-name="P93"><text:span text:style-name="Strong_20_Emphasis"><text:span text:style-name="T17">#</text:span></text:span><text:span text:style-name="Strong_20_Emphasis"><text:span text:style-name="T15">htop</text:span></text:span><text:span text:style-name="T12"> command in Linux system is a command line utility that allows the user to interactively monitor the system’s vital resources or server’s processes in real time</text:span></text:p>
      <text:p text:style-name="P137"/>
      <text:p text:style-name="P94"><text:span text:style-name="T16">#</text:span><text:span text:style-name="T12">The command ‘</text:span><text:span text:style-name="Emphasis"><text:span text:style-name="T15">uname</text:span></text:span><text:span text:style-name="T12">‘ displays the information about the system.</text:span></text:p>
      <text:p text:style-name="P22"><text:span text:style-name="Strong_20_Emphasis"><text:span text:style-name="T15">Syntax:</text:span></text:span></text:p>
      <text:p text:style-name="P13"><text:span text:style-name="Strong_20_Emphasis"><text:span text:style-name="T11">uname [OPTION]</text:span></text:span></text:p>
      <text:p text:style-name="P138"/>
      <text:p text:style-name="P139"><text:tab/>uname -a</text:p>
      <text:p text:style-name="P139"/>
      <text:h text:style-name="P111" text:outline-level="4">Options and Examples</text:h>
      <text:p text:style-name="P22"><text:span text:style-name="Strong_20_Emphasis"><text:span text:style-name="T15">1. -a option</text:span></text:span><text:span text:style-name="T12">: It prints all the system information in the following order: </text:span><text:span text:style-name="Emphasis"><text:span text:style-name="T15">Kernel name</text:span></text:span><text:span text:style-name="T12">, </text:span><text:span text:style-name="Emphasis"><text:span text:style-name="T15">network node hostname</text:span></text:span><text:span text:style-name="T12">, </text:span><text:span text:style-name="Emphasis"><text:span text:style-name="T15">kernel release date</text:span></text:span><text:span text:style-name="T12">, </text:span><text:span text:style-name="Emphasis"><text:span text:style-name="T15">kernel version</text:span></text:span><text:span text:style-name="T12">, </text:span><text:span text:style-name="Emphasis"><text:span text:style-name="T15">machine hardware name</text:span></text:span><text:span text:style-name="T12">, </text:span><text:span text:style-name="Emphasis"><text:span text:style-name="T15">hardware platform</text:span></text:span><text:span text:style-name="T12">, </text:span><text:span text:style-name="Emphasis"><text:span text:style-name="T15">operating system</text:span></text:span></text:p>
      <text:p text:style-name="P139"/>
      <text:p text:style-name="P137"/>
      <text:p text:style-name="P96"><text:span text:style-name="T18">#</text:span><text:span text:style-name="Emphasis"><text:span text:style-name="T15">passwd </text:span></text:span><text:span text:style-name="T12">command in Linux is used to change the user account passwords. The root user reserves the privilege to change the password for any user on the system, while a normal user can only change the account password for his or her own account.</text:span></text:p>
      <text:p text:style-name="P22"><text:span text:style-name="Strong_20_Emphasis"><text:span text:style-name="T15">Syntax:</text:span></text:span></text:p>
      <text:p text:style-name="P35"><text:s/><text:span text:style-name="T91">passwd [options] [username] </text:span></text:p>
      <text:p text:style-name="P22"><text:span text:style-name="Strong_20_Emphasis"><text:span text:style-name="T15">Example:</text:span></text:span></text:p>
      <text:p text:style-name="P32">Command: passwd </text:p>
      <text:p text:style-name="P32"/>
      <text:p text:style-name="P33"><text:soft-page-break/><text:span text:style-name="T105">#</text:span><text:span text:style-name="T103">usermod command or modify user is a command in Linux that is used to change the properties of a user in Linux through the command line. After creating a user we have to sometimes change their attributes like password or login directory etc. so in order to do that we use the Usermod command. The information of a user is stored in the following files: </text:span></text:p>
      <text:p text:style-name="P131"/>
      <text:p text:style-name="P34"><text:span text:style-name="T104">#</text:span><text:span text:style-name="T108">The </text:span><text:span text:style-name="T106">usermod </text:span><text:span text:style-name="T108">command modifies the system account files to reflect</text:span></text:p>
      <text:p text:style-name="P76"><text:s text:c="7"/><text:span text:style-name="T107">the changes that are specified on the command line.</text:span></text:p>
      <text:p text:style-name="P78"><text:line-break/><text:span text:style-name="T19"># linux file types</text:span></text:p>
      <text:p text:style-name="P75"><text:span text:style-name="Strong_20_Emphasis"><text:span text:style-name="T42">Regular file(-) </text:span></text:span></text:p>
      <text:list xml:id="list1634445541" text:style-name="L3">
        <text:list-item>
          <text:p text:style-name="P132"><text:span text:style-name="Strong_20_Emphasis"><text:span text:style-name="T43">Directory files(d) </text:span></text:span></text:p>
        </text:list-item>
      </text:list>
      <text:p text:style-name="P14"><text:span text:style-name="Strong_20_Emphasis"><text:span text:style-name="T44">Special files</text:span></text:span></text:p>
      <text:list xml:id="list3121684401" text:style-name="L4">
        <text:list-item>
          <text:p text:style-name="P169"><text:span text:style-name="Strong_20_Emphasis"><text:span text:style-name="T45">Block file(b)</text:span></text:span></text:p>
        </text:list-item>
        <text:list-item>
          <text:p text:style-name="P169"><text:span text:style-name="Strong_20_Emphasis"><text:span text:style-name="T45">Character device file(c)</text:span></text:span></text:p>
        </text:list-item>
        <text:list-item>
          <text:p text:style-name="P169"><text:span text:style-name="Strong_20_Emphasis"><text:span text:style-name="T45">Named pipe file or just a pipe file(p)</text:span></text:span></text:p>
        </text:list-item>
        <text:list-item>
          <text:p text:style-name="P169"><text:span text:style-name="Strong_20_Emphasis"><text:span text:style-name="T45">Symbolic link file(l)</text:span></text:span></text:p>
        </text:list-item>
        <text:list-item>
          <text:p text:style-name="P170"><text:span text:style-name="Strong_20_Emphasis"><text:span text:style-name="T45">Socket file(s)</text:span></text:span></text:p>
        </text:list-item>
      </text:list>
      <text:p text:style-name="P175"/>
      <text:p text:style-name="P79"><text:span text:style-name="T19"># </text:span><text:span text:style-name="T12">LINUX FILE SYSTEM</text:span></text:p>
      <text:p text:style-name="P176"/>
      <text:p text:style-name="P77"><text:span text:style-name="T46">Linux file system is generally a built-in layer of a </text:span><text:a xlink:type="simple" xlink:href="https://www.javatpoint.com/what-is-linux" text:style-name="Internet_20_link" text:visited-style-name="Visited_20_Internet_20_Link"><text:span text:style-name="T48">Linux operating system</text:span></text:a></text:p>
      <text:p text:style-name="P134">used to handle the data management of the storage. It helps to arrange the file on the disk storage. It manages the file name, file size, creation date, and much more information about a file.</text:p>
      <text:p text:style-name="P135"/>
      <text:p text:style-name="P43"><text:span text:style-name="T19"><text:tab/></text:span><text:span text:style-name="T20">KERNEL</text:span></text:p>
      <text:p text:style-name="P136"><text:tab/>VIRTUAL FILE SYSTEM</text:p>
      <text:p text:style-name="P136"><text:tab/>EXT3 HPFS VFAT EXT4 FREEBSD</text:p>
      <text:p text:style-name="P136"><text:tab/>HARDWARE</text:p>
      <text:p text:style-name="P140"><text:tab/></text:p>
      <text:p text:style-name="P140"><text:tab/></text:p>
      <text:p text:style-name="P95"><text:span text:style-name="T12"><text:tab/></text:span><text:span text:style-name="T21">TYPES OF LINUX FILE SYSTEM :</text:span></text:p>
      <text:p text:style-name="P141"><text:tab/><text:tab/>Ext, Ext2, Ext3 and Ext4 file system</text:p>
      <text:p text:style-name="P141"><text:tab/><text:tab/>JFS File System</text:p>
      <text:p text:style-name="Text_20_body"><text:tab/><text:tab/><text:span text:style-name="T49">ReiserFS File System</text:span></text:p>
      <text:p text:style-name="P151"><text:tab/><text:tab/>XFS File System</text:p>
      <text:p text:style-name="P151"><text:tab/><text:tab/>Btrfs File System</text:p>
      <text:p text:style-name="P151"><text:tab/><text:tab/>Swap File System</text:p>
      <text:p text:style-name="Text_20_body"><text:soft-page-break/><text:line-break/><text:tab/><text:tab/><text:tab/><text:span text:style-name="T50"># linux file system indepth</text:span></text:p>
      <text:h text:style-name="P110" text:outline-level="3">Structure</text:h>
      <text:p text:style-name="P53">It makes sense to explore the Linux filesystem from a terminal window, not because the author is a grumpy old man and resents new kids and their pretty graphical tools — although there is some truth to that — but because a terminal, despite being text-only, has better tools to show the map of Linux’s directory tree.</text:p>
      <text:p text:style-name="P53">In fact, that is the name of the first tool you’ll install to help you on the way: <text:span text:style-name="T110">tree</text:span>. If you are using Ubuntu or Debian, you can do:</text:p>
      <text:p text:style-name="P41">sudo apt install tree</text:p>
      <text:p text:style-name="P53">On Red Hat or Fedora, do:</text:p>
      <text:p text:style-name="P41">sudo dnf install tree</text:p>
      <text:p text:style-name="P55"><text:span text:style-name="T51">For SUSE/openSUSE use </text:span><text:span text:style-name="Source_20_Text"><text:span text:style-name="T53">zypper</text:span></text:span><text:span text:style-name="T51">:</text:span></text:p>
      <text:p text:style-name="P41">sudo zypper install tree</text:p>
      <text:p text:style-name="P53">For Arch-like distros (Manjaro, Antergos, etc.) use:</text:p>
      <text:p text:style-name="P41">sudo pacman -S tree</text:p>
      <text:p text:style-name="P54">… <text:span text:style-name="T111">and so on.</text:span></text:p>
      <text:p text:style-name="P53">Once installed, stay in your terminal window and run <text:span text:style-name="T110">tree</text:span> like this:</text:p>
      <text:p text:style-name="P41">tree /</text:p>
      <text:p text:style-name="P55"><text:span text:style-name="Source_20_Text"><text:span text:style-name="T53">The /</text:span></text:span><text:span text:style-name="T51"> in the instruction above refers to the </text:span><text:span text:style-name="T52">root</text:span><text:span text:style-name="T51"> directory. The root directory is the one from which all other directories branch off from. When you run </text:span><text:span text:style-name="Source_20_Text"><text:span text:style-name="T53">tree</text:span></text:span><text:span text:style-name="T51"> and tell it to start with </text:span><text:span text:style-name="T52">/</text:span><text:span text:style-name="T51">, you will see the whole directory tree, all directories and all the subdirectories in the whole system, with all their files, fly by.</text:span></text:p>
      <text:p text:style-name="P53"><text:soft-page-break/>If you have been using your system for some time, this may take a while, because, even if you haven’t generated many files yourself, a Linux system and its apps are always logging, cacheing, and storing temporal files. The number of entries in the file system can grow quite quickly.</text:p>
      <text:p text:style-name="P53">Don’t feel overwhelmed, though. Instead, try this:</text:p>
      <text:p text:style-name="P41">tree -L 1 /</text:p>
      <text:p text:style-name="Text_20_body"/>
      <text:p text:style-name="Text_20_body"/>
      <text:h text:style-name="P120" text:outline-level="5">Directories</text:h>
      <text:p text:style-name="P53">From top to bottom, the directories you are seeing are as follows.</text:p>
      <text:h text:style-name="P31" text:outline-level="4">/bin</text:h>
      <text:h text:style-name="P60" text:outline-level="4"><text:span text:style-name="T110">/boot</text:span> </text:h>
      <text:p text:style-name="P101"><text:line-break/><text:span text:style-name="T56">/dev</text:span></text:p>
      <text:h text:style-name="P61" text:outline-level="4"><text:span text:style-name="T110">/etc</text:span> </text:h>
      <text:h text:style-name="P62" text:outline-level="4">/home</text:h>
      <text:h text:style-name="P62" text:outline-level="4">/lib</text:h>
      <text:h text:style-name="P64" text:outline-level="4"><text:span text:style-name="T56">/media</text:span><text:span text:style-name="T59"> </text:span></text:h>
      <text:h text:style-name="P61" text:outline-level="4"><text:span text:style-name="T110">/mnt</text:span> </text:h>
      <text:h text:style-name="P63" text:outline-level="4"> <text:span text:style-name="T112">/opt</text:span><text:span text:style-name="T113"> </text:span></text:h>
      <text:h text:style-name="P62" text:outline-level="4">/proc</text:h>
      <text:h text:style-name="P61" text:outline-level="4"><text:span text:style-name="T110">/root</text:span> </text:h>
      <text:p text:style-name="P101"/>
      <text:h text:style-name="P62" text:outline-level="4">/run</text:h>
      <text:h text:style-name="P62" text:outline-level="4">/sbin</text:h>
      <text:p text:style-name="P152"/>
      <text:h text:style-name="P59" text:outline-level="3"><text:soft-page-break/><text:span text:style-name="T115"><text:s text:c="17"/><text:tab/>#</text:span><text:span text:style-name="T114">What is an INODE in Linux?</text:span></text:h>
      <text:p text:style-name="P17"> </text:p>
      <text:p text:style-name="P18">I must say that its a data structure that keeps track of all the information about a file.</text:p>
      <text:p text:style-name="P86">You store your information in a file, and the operating system stores the information about a file in an inode(sometimes called as an inode number).</text:p>
      <text:p text:style-name="P19"><text:span text:style-name="T109">Information about files(data) are sometimes called metadata.</text:span> <text:span text:style-name="T109">So you can even say it in another way, "An inode is metadata of the data."</text:span></text:p>
      <text:p text:style-name="P18">Whenever a user or a program needs access to a file, the operating system first searches for the exact and unique inode (inode number), in a table called as an inode table. In fact the program or the user who needs access to a file, reaches the file with the help of the inode number found from the inode table.</text:p>
      <text:p text:style-name="P18">To reach a particular file with its "name" needs an inode number corresponding to that file. But to reach an inode number you dont require the file name. Infact with the inode number you can get the data.</text:p>
      <text:p text:style-name="P152"><text:tab/><text:tab/><text:tab/><text:tab/></text:p>
      <text:p text:style-name="P101"><text:span text:style-name="T56"><text:tab/><text:tab/><text:tab/><text:tab/></text:span><text:span text:style-name="T57">#Symlinks </text:span></text:p>
      <text:p text:style-name="P143"/>
      <text:p text:style-name="Standard"><draw:frame draw:style-name="fr1" draw:name="exacc_YOBaYfWEG5Wy9QOY3I0g38" text:anchor-type="char" svg:width="17.251cm" draw:z-index="1"><draw:text-box fo:min-height="0.041cm"><text:section text:style-name="Sect1" text:name="_YOBaYfWEG5Wy9QOY3I0g39"><text:p text:style-name="P84"/><text:section text:style-name="Sect1" text:name="YOBaYfWEG5Wy9QOY3I0g__20"><text:p text:style-name="P83">A symlink (also called a symbolic link) is <text:span text:style-name="T96">a type of file in Linux that points to another file or a folder on your computer</text:span>. Symlinks are similar to shortcuts in Windows. Some people call symlinks "soft links" – a type of link in Linux/UNIX systems – as opposed to "hard <text:span text:style-name="T125">links.</text:span></text:p></text:section></text:section></draw:text-box></draw:frame><text:span text:style-name="T57"><text:tab/><text:tab/></text:span><text:bookmark text:name="difference-between-a-soft-link-and-a-hard-link"/><text:span text:style-name="T57">Difference Between a Soft Link and a Hard Link</text:span></text:p>
      <text:p text:style-name="P20">Soft links are similar to shortcuts, and can point to another file or directory in any file system.</text:p>
      <text:p text:style-name="P20"/>
      <text:p text:style-name="P20">Hard links are also shortcuts for files and folders, but a hard link cannot be created for a folder or file in a different file system.</text:p>
      <text:p text:style-name="P20">Let's look at the steps involved in creating and removing a symlink. We'll also see what broken links are, and how to delete them.</text:p>
      <text:p text:style-name="P20"/>
      <text:p text:style-name="P15"><text:span text:style-name="Source_20_Text"><text:span text:style-name="T126">ln</text:span></text:span><text:span text:style-name="Source_20_Text"><text:span text:style-name="T97"> -s /home/james/transactions.txt trans.txt</text:span></text:span></text:p>
      <text:p text:style-name="P20"/>
      <text:p text:style-name="P142"/>
      <text:p text:style-name="Standard"><text:span text:style-name="T57"><text:tab/></text:span><text:span text:style-name="T58">#<text:tab/>VIRTUAL TERMINALS</text:span></text:p>
      <text:p text:style-name="P144"/>
      <text:p text:style-name="P144"/>
      <text:h text:style-name="P121" text:outline-level="5"><text:soft-page-break/></text:h>
      <text:h text:style-name="P122" text:outline-level="6"><text:bookmark text:name="1"/>What are Virtual Terminals?</text:h>
      <text:p text:style-name="P6">Virtual Terminals are similar to Terminal that you have been using so far. They are used for executing commands and offering input. The only difference is that you cannot use the mouse with the Virtual Terminals. Therefore, you need to know the keyboard</text:p>
      <text:p text:style-name="P144"/>
      <text:p text:style-name="P144"/>
      <text:h text:style-name="P116" text:outline-level="2"><text:bookmark text:name="2"/>Starting a Virtual Terminal</text:h>
      <text:p text:style-name="P6">Usually, there are six (default) virtual terminals on a Linux operating system, and you can log into them as different users to conducts different tasks. The steps to launch a Virtual terminal are:</text:p>
      <text:p text:style-name="P6">1) Press Ctrl+Alt+F1</text:p>
      <text:p text:style-name="P153">2) Enter User ID and Password</text:p>
      <text:p text:style-name="P171">3) Now the Virtual Terminal is ready to work on</text:p>
      <text:p text:style-name="P171"/>
      <text:h text:style-name="P117" text:outline-level="2"><text:bookmark text:name="3"/>Navigating through Virtual Terminals</text:h>
      <text:p text:style-name="P6">You can navigate between the 6 virtual terminals using the following command.</text:p>
      <text:p text:style-name="P4">Ctrl + Alt + F (1 to 6) key</text:p>
      <text:p text:style-name="P6">F1 being the first while F6 being the last virtual terminal.</text:p>
      <text:p text:style-name="P6">You can work on all of at the same time.</text:p>
      <text:p text:style-name="P9"><text:span text:style-name="T54">To which virtual terminal you are working on, note </text:span><text:span text:style-name="Strong_20_Emphasis"><text:span text:style-name="T55">tty</text:span></text:span><text:span text:style-name="T54"> given at the top.</text:span></text:p>
      <text:p text:style-name="P7"><draw:frame draw:style-name="fr3" draw:name="Image1" text:anchor-type="as-char" svg:width="6.668cm" svg:height="1.058cm" draw:z-index="2"><draw:image xlink:href="Pictures/10000000000000FC000000280004A585A4C28A4E.png" xlink:type="simple" xlink:show="embed" xlink:actuate="onLoad" loext:mime-type="image/png"/><svg:title>Unix - Virtual Terminal</svg:title></draw:frame></text:p>
      <text:p text:style-name="P6">tty is the teletype number which you can also know by typing the command “tty”.</text:p>
      <text:p text:style-name="P7"><draw:frame draw:style-name="fr3" draw:name="Image2" text:anchor-type="as-char" svg:width="4.789cm" svg:height="0.82cm" draw:z-index="3"><draw:image xlink:href="Pictures/10000000000000B50000001FCE5F20147FE0775D.png" xlink:type="simple" xlink:show="embed" xlink:actuate="onLoad" loext:mime-type="image/png"/><svg:title>Unix - Virtual Terminal</svg:title></draw:frame></text:p>
      <text:h text:style-name="P1" text:outline-level="2"><text:soft-page-break/>The seventh terminal</text:h>
      <text:p text:style-name="P6">The seventh terminal is the one which we have been using so for in Linux tutorials. It can be accessed by pressing the below given key combination.</text:p>
      <text:p text:style-name="P4">Ctrl + Alt + F7</text:p>
      <text:p text:style-name="P4"/>
      <text:p text:style-name="P171"/>
      <text:p text:style-name="P45"><text:span text:style-name="T116"><text:tab/><text:tab/># </text:span><text:span text:style-name="T114">Dev/tty/ and dev/tty()</text:span></text:p>
      <text:p text:style-name="P171"/>
      <text:p text:style-name="P171"/>
      <text:p text:style-name="P40"><text:span text:style-name="Source_20_Text"><text:span text:style-name="T124">/dev/tty <text:s text:c="7"/>Current TTY device</text:span></text:span></text:p>
      <text:p text:style-name="P80"><text:span text:style-name="Source_20_Text"><text:span text:style-name="T67">/dev/console <text:s text:c="3"/>System console</text:span></text:span></text:p>
      <text:p text:style-name="P80"><text:span text:style-name="Source_20_Text"><text:span text:style-name="T67">/dev/tty0 <text:s text:c="6"/>Current virtual console</text:span></text:span></text:p>
      <text:p text:style-name="P22"><text:span text:style-name="T69">In the good old days </text:span><text:span text:style-name="Source_20_Text"><text:span text:style-name="T71">/dev/console</text:span></text:span><text:span text:style-name="T69"> was System Administrator console. And TTYs were users' serial devices attached to a server.</text:span></text:p>
      <text:p text:style-name="P22"><text:span text:style-name="T69">Now </text:span><text:span text:style-name="Source_20_Text"><text:span text:style-name="T71">/dev/console</text:span></text:span><text:span text:style-name="T69"> and </text:span><text:span text:style-name="Source_20_Text"><text:span text:style-name="T71">/dev/tty0</text:span></text:span><text:span text:style-name="T69"> represent current display and usually are the same. You can override it for example by adding </text:span><text:span text:style-name="Source_20_Text"><text:span text:style-name="T71">console=ttyS0</text:span></text:span><text:span text:style-name="T69"> to </text:span><text:span text:style-name="Source_20_Text"><text:span text:style-name="T71">grub.conf</text:span></text:span><text:span text:style-name="T69">. After that your </text:span><text:span text:style-name="Source_20_Text"><text:span text:style-name="T71">/dev/tty0</text:span></text:span><text:span text:style-name="T69"> is a monitor and </text:span><text:span text:style-name="Source_20_Text"><text:span text:style-name="T71">/dev/console</text:span></text:span><text:span text:style-name="T69"> is </text:span><text:span text:style-name="Source_20_Text"><text:span text:style-name="T71">/dev/ttyS0</text:span></text:span><text:span text:style-name="T69">.</text:span></text:p>
      <text:p text:style-name="P22"><text:span text:style-name="T69">An exercise to show the difference between </text:span><text:span text:style-name="Source_20_Text"><text:span text:style-name="T71">/dev/tty</text:span></text:span><text:span text:style-name="T69"> and </text:span><text:span text:style-name="Source_20_Text"><text:span text:style-name="T71">/dev/tty0</text:span></text:span><text:span text:style-name="T69">:</text:span></text:p>
      <text:p text:style-name="P22"><text:span text:style-name="T69">Switch to the 2nd console by pressing </text:span><text:span text:style-name="User_20_Entry"><text:span text:style-name="T72">Ctrl</text:span></text:span><text:span text:style-name="T69">+</text:span><text:span text:style-name="User_20_Entry"><text:span text:style-name="T72">Alt</text:span></text:span><text:span text:style-name="T69">+</text:span><text:span text:style-name="User_20_Entry"><text:span text:style-name="T72">F2</text:span></text:span><text:span text:style-name="T69">. Login as </text:span><text:span text:style-name="Source_20_Text"><text:span text:style-name="T71">root</text:span></text:span><text:span text:style-name="T69">. Type </text:span><text:span text:style-name="Source_20_Text"><text:span text:style-name="T71">sleep 5; echo tty0 &gt; /dev/tty0</text:span></text:span><text:span text:style-name="T69">. Press </text:span><text:span text:style-name="User_20_Entry"><text:span text:style-name="T72">Enter</text:span></text:span><text:span text:style-name="T69"> and switch to the 3rd console by pressing </text:span><text:span text:style-name="User_20_Entry"><text:span text:style-name="T72">Alt</text:span></text:span><text:span text:style-name="T69">+</text:span><text:span text:style-name="User_20_Entry"><text:span text:style-name="T72">F3</text:span></text:span><text:span text:style-name="T69">. Now switch back to the 2nd console by pressing </text:span><text:span text:style-name="User_20_Entry"><text:span text:style-name="T72">Alt</text:span></text:span><text:span text:style-name="T69">+</text:span><text:span text:style-name="User_20_Entry"><text:span text:style-name="T72">F2</text:span></text:span><text:span text:style-name="T69">. Type </text:span><text:span text:style-name="Source_20_Text"><text:span text:style-name="T71">sleep 5; echo tty &gt; /dev/tty</text:span></text:span><text:span text:style-name="T69">, press </text:span><text:span text:style-name="User_20_Entry"><text:span text:style-name="T72">Enter</text:span></text:span><text:span text:style-name="T69"> and switch to the 3rd console.</text:span></text:p>
      <text:p text:style-name="P22"><text:span text:style-name="T69">You can see that </text:span><text:span text:style-name="Source_20_Text"><text:span text:style-name="T71">tty</text:span></text:span><text:span text:style-name="T69"> is the console where process starts, and </text:span><text:span text:style-name="Source_20_Text"><text:span text:style-name="T71">tty0</text:span></text:span><text:span text:style-name="T69"> is a always current console.</text:span></text:p>
      <text:p text:style-name="P166"/>
      <text:p text:style-name="P172"/>
      <text:p text:style-name="P46"><text:span text:style-name="T118"><text:tab/><text:tab/><text:tab/><text:tab/>#</text:span><text:span text:style-name="T117">grep awk ack</text:span></text:p>
      <text:h text:style-name="P118" text:outline-level="2">grep</text:h>
      <text:p text:style-name="P51"><text:span text:style-name="T128">grep</text:span> <text:span text:style-name="T127">stands for </text:span><text:span text:style-name="T128">g</text:span><text:span text:style-name="T127">lobal </text:span><text:span text:style-name="T128">r</text:span><text:span text:style-name="T127">egular </text:span><text:span text:style-name="T128">e</text:span><text:span text:style-name="T127">xpression </text:span><text:span text:style-name="T128">p</text:span><text:span text:style-name="T127">rint. It is a family of programs that is used to search the input file for all lines that match </text:span><text:soft-page-break/><text:span text:style-name="T127">a specified regular expression and write them to the standard output file (monitor).</text:span></text:p>
      <text:h text:style-name="P58" text:outline-level="2">Operation</text:h>
      <text:p text:style-name="P26">To write scripts that operate correctly, we must understand how the <text:span text:style-name="T96">grep</text:span>utilities work. For each line in the standard input (input file or keyboard), <text:span text:style-name="T96">grep</text:span> performs the following operations:</text:p>
      <text:p text:style-name="P177">1.     Copies the next input line into the pattern space. The pattern space is a buffer that can hold only one text line.</text:p>
      <text:p text:style-name="P177">2.     Applies the regular expression to the pattern space.</text:p>
      <text:p text:style-name="P81"><text:span text:style-name="T129">3.     If there is a match, the line is copied from the pattern space to the standard output.</text:span> </text:p>
      <text:p text:style-name="P26">The <text:span text:style-name="T96">grep</text:span> utilities repeat these three operations on each line in the input.</text:p>
      <text:p text:style-name="P172"><text:tab/></text:p>
      <text:p text:style-name="P172"><text:tab/><text:tab/></text:p>
      <text:p text:style-name="P49"><text:span text:style-name="T119"><text:tab/><text:tab/><text:tab/></text:span><text:span text:style-name="T121">Fast grep</text:span></text:p>
      <text:p text:style-name="P26">If your search criteria require only sequence expressions, fast grep (<text:span text:style-name="T96">fgrep</text:span>) is the best utility. Because its expressions consist of only sequence operators, it is also easiest to use if you are searching for text characters that are the same as regular expression operators, such as the escape, parentheses or quotes. For example, to extract all lines of bash.txt that contain an apostrophe, we could use <text:span text:style-name="T96">fgrep</text:span>as shown below:</text:p>
      <text:p text:style-name="P27">students@firewall:~/test$ fgrep -n “‘” bash.txt | tail -5</text:p>
      <text:p text:style-name="P27">5235:              job spec is given, all processes  in  that  job’s  pipeline  are</text:p>
      <text:p text:style-name="P27">5334:       to  mail that as well!  Suggestions and `philosophical’ bug reports may</text:p>
      <text:p text:style-name="P27">5344:       A short script or `recipe’ which exercises the bug</text:p>
      <text:p text:style-name="P27">5353:       It’s too big and too slow.</text:p>
      <text:p text:style-name="P27">5362:       Compound commands and command sequences of the form `a ; b ; c’ are not</text:p>
      <text:p text:style-name="P172"><text:tab/></text:p>
      <text:p text:style-name="P173"><text:tab/></text:p>
      <text:p text:style-name="P174"><text:tab/><text:tab/></text:p>
      <text:p text:style-name="P50"><text:soft-page-break/><text:span text:style-name="T122"><text:tab/><text:tab/><text:tab/></text:span><text:span text:style-name="T121">Extended grep</text:span></text:p>
      <text:p text:style-name="P26">Extended grep (<text:span text:style-name="T96">egrep</text:span>) is the most powerful of the three grep utilities. While it doesn’t have the save option, it does allow more complex patterns. Consider the case where we want to extract all lines that start with a capital letter and end in letter ‘N’ (uppercase n). Our first attempt at this command is shown below:</text:p>
      <text:p text:style-name="P27">students@firewall:~/test$ egrep -n ‘^[A-Z].*N$’ bash.txt |head -5</text:p>
      <text:p text:style-name="P27">14:DESCRIPTION</text:p>
      <text:p text:style-name="P27">126:INVOCATION</text:p>
      <text:p text:style-name="P27">1288:EXPANSION</text:p>
      <text:p text:style-name="P27">1748:REDIRECTION</text:p>
      <text:p text:style-name="P27">2060:ARITHMETIC EVALUATION</text:p>
      <text:p text:style-name="P26">This is relatively a complex expression. It has three parts. The first looks for any line that starts with an uppercase letter. The second part says it can be followed by any character zero or more times. The third part says such a matching line end with uppercase ‘N’.</text:p>
      <text:p text:style-name="P26">While the above expression is fine, we want to extend it such that we also want to find all lines that start with a space ‘ ‘ and end with the character comma ‘,’ and also end with period ‘.’. For doing this, we can use the alternation operator. We will design the pattern for each of the requirement and then combine the three patterns with alternation operator. The result is given below:</text:p>
      <text:p text:style-name="P27">students@firewall:~/test$ egrep -n ‘(^[A-Z].*N$)|(^ .*,$)|(^ .*.$)’ bash.txt|head -406 |tail -11</text:p>
      <text:p text:style-name="P27">2058:       recursive calls.</text:p>
      <text:p text:style-name="P27">2060:ARITHMETIC EVALUATION</text:p>
      <text:p text:style-name="P27">2064:       for overflow, though division by 0 is trapped and flagged as an  error.</text:p>
      <text:p text:style-name="P27">2068:       order of decreasing precedence.</text:p>
      <text:p text:style-name="P27">2099:       0 when referenced by name without using the parameter expansion syntax.</text:p>
      <text:p text:style-name="P27">2104:       to be used in an expression.</text:p>
      <text:p text:style-name="P27">2114:       35.</text:p>
      <text:p text:style-name="P27">2118:       above.</text:p>
      <text:p text:style-name="P27">2126:       the file argument to  one  of  the  primaries  is  one  of  /dev/stdin,</text:p>
      <text:p text:style-name="P27"><text:soft-page-break/>2127:       /dev/stdout,  or /dev/stderr, file descriptor 0, 1, or 2, respectively,</text:p>
      <text:p text:style-name="P27">2128:       is checked.</text:p>
      <text:p text:style-name="P172"/>
      <text:p text:style-name="P172"/>
      <text:p text:style-name="P52"><text:span text:style-name="T118">Most often, </text:span><text:span text:style-name="T120">vim</text:span><text:span text:style-name="T118"> is started to edit a single file using the following command.</text:span></text:p>
      <text:p text:style-name="P5">vim <text:span text:style-name="T110">file</text:span></text:p>
      <text:p text:style-name="P2">More generally, the syntax for starting <text:span text:style-name="T96">vim</text:span> is as follows:</text:p>
      <text:p text:style-name="P5">vim [<text:span text:style-name="T110">options</text:span>] [<text:span text:style-name="T110">filelist</text:span>]</text:p>
      <text:p text:style-name="Text_20_body"><text:line-break/></text:p>
      <text:p text:style-name="P172"/>
      <text:p text:style-name="P172"/>
      <text:p text:style-name="P47"><text:span text:style-name="T118">L</text:span><text:span text:style-name="T117">INUX PERMISSIONS <text:s/>- STICKY BIT PERMISSIONS</text:span></text:p>
      <text:h text:style-name="P114" text:outline-level="1">Linux permissions: SUID, SGID, and sticky bit</text:h>
      <text:p text:style-name="P82">Getting permissions in Linux can sometimes be a 'sticky' situation. Learn how to set the appropriate permissions, even in special circumstances.</text:p>
      <text:p text:style-name="P25"/>
      <text:p text:style-name="P47"><text:span text:style-name="T130">Linux permissions are a concept that every user becomes intimately familiar with early on in their development. We need to execute scripts, modify files, and run processes in order to administer systems effectively, but what happens when we see </text:span><text:span text:style-name="Emphasis"><text:span text:style-name="T131">Permission denied</text:span></text:span><text:span text:style-name="T130">? Do you know why we see this message? If you know the cause of the problem, do you know how to implement the solution?</text:span></text:p>
      <text:h text:style-name="P119" text:outline-level="2"/>
      <text:p text:style-name="P10"><text:span text:style-name="T73">I will give a quick explanation of the various ways to calculate permissions, and then we will focus on the special permissions within Linux. If you want an in-depth look at the </text:span><text:span text:style-name="Source_20_Text"><text:span text:style-name="T76">chmod</text:span></text:span><text:span text:style-name="T73"> command, check out this article from Sudoer Shashank Hegde, </text:span><text:a xlink:type="simple" xlink:href="https://www.redhat.com/sysadmin/introduction-chmod" text:style-name="Internet_20_link" text:visited-style-name="Visited_20_Internet_20_Link"><text:span text:style-name="T75">Linux permissions: An introduction to chmod</text:span></text:a><text:span text:style-name="T73">.</text:span></text:p>
      <text:p text:style-name="P10"><text:span text:style-name="T73">The </text:span><text:a xlink:type="simple" xlink:href="https://www.howtogeek.com/435266/what-does-tldr-mean-and-how-do-you-use-it/#:~:text=TLDR%20(or%20TL%3BDR)%20is%20a%20common%20internet%20acronym,and%20TLDR%20is%20no%20exception." office:target-frame-name="_blank" xlink:show="new" text:style-name="Internet_20_link" text:visited-style-name="Visited_20_Internet_20_Link"><text:span text:style-name="T75">TL;DR</text:span></text:a><text:span text:style-name="T73"> is that there are two main ways of assigning permissions.</text:span></text:p>
      <text:h text:style-name="P113" text:outline-level="4"><text:soft-page-break/>Symbolic method</text:h>
      <text:p text:style-name="P8">The symbolic method uses the following syntax:</text:p>
      <text:p text:style-name="P24"><text:span text:style-name="Source_20_Text"><text:span text:style-name="T47">[tcarrigan@server ~]$ chmod WhoWhatWhich file | directory</text:span></text:span></text:p>
      <text:p text:style-name="Text_20_body"><text:line-break/><text:span text:style-name="T61">Where:</text:span></text:p>
      <text:list xml:id="list1743335223" text:style-name="L5">
        <text:list-item>
          <text:p text:style-name="P179"><text:span text:style-name="Strong_20_Emphasis"><text:span text:style-name="T74">Who</text:span></text:span><text:span text:style-name="T73"> - represents identities: u,g,o,a (user, group, other, all)</text:span></text:p>
        </text:list-item>
        <text:list-item>
          <text:p text:style-name="P179"><text:span text:style-name="Strong_20_Emphasis"><text:span text:style-name="T74">What</text:span></text:span><text:span text:style-name="T73"> - represents actions: +, -, = (add, remove, set exact)</text:span></text:p>
        </text:list-item>
        <text:list-item>
          <text:p text:style-name="P179"><text:span text:style-name="Strong_20_Emphasis"><text:span text:style-name="T74">Which</text:span></text:span><text:span text:style-name="T73"> - represents access levels: r, w, x (read, write, execute)</text:span></text:p>
        </text:list-item>
      </text:list>
      <text:p text:style-name="P10"><text:span text:style-name="T73">An example of this is if I want to </text:span><text:span text:style-name="Emphasis"><text:span text:style-name="T73">add</text:span></text:span><text:span text:style-name="T73"> the </text:span><text:span text:style-name="Emphasis"><text:span text:style-name="T73">read</text:span></text:span><text:span text:style-name="T73"> and </text:span><text:span text:style-name="Emphasis"><text:span text:style-name="T73">write</text:span></text:span><text:span text:style-name="T73"> permissions to a file named </text:span><text:span text:style-name="Emphasis"><text:span text:style-name="T73">test.txt</text:span></text:span><text:span text:style-name="T73"> for </text:span><text:span text:style-name="Emphasis"><text:span text:style-name="T73">user</text:span></text:span><text:span text:style-name="T73"> and </text:span><text:span text:style-name="Emphasis"><text:span text:style-name="T73">group</text:span></text:span><text:span text:style-name="T73">, I use the following command:</text:span></text:p>
      <text:p text:style-name="P24"><text:span text:style-name="Source_20_Text"><text:span text:style-name="T47">[tcarrigan@server ~]$ chmod ug+rw test.txt</text:span></text:span></text:p>
      <text:p text:style-name="P154"/>
      <text:p text:style-name="P154"><text:tab/>Numeric method</text:p>
      <text:p text:style-name="P8">The numeric method is, in my experience, the best way to learn and practice permissions. It is based on the following syntax:</text:p>
      <text:p text:style-name="P24"><text:span text:style-name="Source_20_Text"><text:span text:style-name="T47">[tcarrigan@server ~]$ chmod ### file | directory</text:span></text:span></text:p>
      <text:p text:style-name="P154"/>
      <text:p text:style-name="P154"/>
      <text:p text:style-name="P154"/>
      <text:p text:style-name="P103"><text:span text:style-name="T61">(</text:span><text:span text:style-name="T65">DOUBT)</text:span></text:p>
      <text:p text:style-name="P104"><text:span text:style-name="T61">#</text:span><text:span text:style-name="T60">USERMASK PERMISSION</text:span></text:p>
      <text:p text:style-name="P102"><text:span text:style-name="T63"><text:tab/></text:span><text:bookmark text:name="h-the-umask-command-syntax"/><text:span text:style-name="T62">The Umask Command Syntax</text:span></text:p>
      <text:p text:style-name="P56">The complete manpage entry for umask is as follows.</text:p>
      <text:p text:style-name="P42"><text:span text:style-name="Source_20_Text"><text:span text:style-name="T77">umask [-p] [-S] [mode]</text:span></text:span></text:p>
      <text:p text:style-name="P85"><text:span text:style-name="Source_20_Text"><text:span text:style-name="T77">The user file-creation mask is set to mode. <text:s/></text:span></text:span></text:p>
      <text:p text:style-name="P85"/>
      <text:p text:style-name="P85"><text:span text:style-name="Source_20_Text"><text:span text:style-name="T77">If mode begins with a digit, it is interpreted as an octal number; otherwise it is interpreted as a symbolic mode mask similar to that accepted by <text:s/>chmod(1). If mode is omitted, the current value of the mask is printed. <text:s/></text:span></text:span></text:p>
      <text:p text:style-name="P85"><text:soft-page-break/></text:p>
      <text:p text:style-name="P85"><text:span text:style-name="Source_20_Text"><text:span text:style-name="T77">The -S option causes the mask to be printed in symbolic form; the default output is an octal number. </text:span></text:span></text:p>
      <text:p text:style-name="P85"/>
      <text:p text:style-name="P85"><text:span text:style-name="Source_20_Text"><text:span text:style-name="T77">If the -p option is supplied, and mode is omitted, the output is in a form that may be reused as input. The return status is 0 if the mode was successfully changed or if no mode argument was supplied, and false otherwise.</text:span></text:span></text:p>
      <text:p text:style-name="P57"><text:span text:style-name="T78">To view the current umask value, we use the </text:span><text:span text:style-name="Emphasis"><text:span text:style-name="T78">umask</text:span></text:span><text:span text:style-name="T78"> command. Running the umask command by itself provide the default permissions that are assigned when a file or folder is created.</text:span></text:p>
      <text:p text:style-name="P42"><text:span text:style-name="Source_20_Text"><text:span text:style-name="T77">[root@host ~]# umask</text:span></text:span></text:p>
      <text:p text:style-name="P85"><text:span text:style-name="Source_20_Text"><text:span text:style-name="T77">0022</text:span></text:span></text:p>
      <text:p text:style-name="P85"><text:span text:style-name="Source_20_Text"><text:span text:style-name="T77">[root@host ~]#</text:span></text:span></text:p>
      <text:p text:style-name="P56">To change these values, we will use the following command.</text:p>
      <text:p text:style-name="P42"><text:span text:style-name="Source_20_Text"><text:span text:style-name="T77">[root@host ~]# umask ###</text:span></text:span></text:p>
      <text:p text:style-name="P85"><text:span text:style-name="Source_20_Text"><text:span text:style-name="T77">[root@host ~]# umask 022</text:span></text:span></text:p>
      <text:p text:style-name="P155"/>
      <text:p text:style-name="P172"><text:tab/><text:tab/></text:p>
      <text:p text:style-name="P48"><text:span text:style-name="T118"><text:tab/><text:tab/># </text:span><text:span text:style-name="T117">Crontab with linux examples<text:tab/></text:span></text:p>
      <text:h text:style-name="P115" text:outline-level="1">‘crontab’ in Linux with Examples</text:h>
      <text:list xml:id="list948718801" text:style-name="L6">
        <text:list-item>
          <text:p text:style-name="P178">Difficulty Level : <text:a xlink:type="simple" xlink:href="https://www.geeksforgeeks.org/medium/" text:style-name="Internet_20_link" text:visited-style-name="Visited_20_Internet_20_Link">Medium</text:a></text:p>
        </text:list-item>
        <text:list-item>
          <text:p text:style-name="P163">Last Updated : 15 May, 2019</text:p>
        </text:list-item>
      </text:list>
      <text:p text:style-name="Text_20_body">The <text:span text:style-name="Strong_20_Emphasis">crontab</text:span> is a list of commands that you want to run on a regular schedule, and also the name of the command used to manage that list. Crontab stands for “cron table, ” because it uses the job scheduler <text:span text:style-name="Emphasis">cron</text:span> to execute tasks; <text:span text:style-name="Emphasis">cron</text:span> itself is named after “chronos, ” the Greek word for time.<text:span text:style-name="Emphasis">cron</text:span> <text:soft-page-break/>is the system process which will automatically perform tasks for you according to a set schedule. The schedule is called the crontab, which is also the name of the program used to edit that schedule.</text:p>
      <text:p text:style-name="Text_20_body"><text:span text:style-name="Strong_20_Emphasis">Linux Crontab Format</text:span></text:p>
      <text:p text:style-name="P73">MIN HOUR DOM MON DOW CMD</text:p>
      <text:p text:style-name="Text_20_body"><text:span text:style-name="Strong_20_Emphasis">Crontab Fields and Allowed Ranges (Linux Crontab Syntax)</text:span></text:p>
      <text:p text:style-name="Preformatted_20_Text"><text:span text:style-name="Strong_20_Emphasis">Field <text:s text:c="3"/>Description <text:s text:c="3"/>Allowed Value</text:span></text:p>
      <text:p text:style-name="Preformatted_20_Text">MIN <text:s text:c="5"/>Minute field <text:s text:c="3"/>0 to 59</text:p>
      <text:p text:style-name="Preformatted_20_Text">HOUR <text:s text:c="4"/>Hour field <text:s text:c="5"/>0 to 23</text:p>
      <text:p text:style-name="Preformatted_20_Text">DOM <text:s text:c="5"/>Day of Month <text:s text:c="3"/>1-31</text:p>
      <text:p text:style-name="Preformatted_20_Text">MON <text:s text:c="5"/>Month field <text:s text:c="4"/>1-12</text:p>
      <text:p text:style-name="Preformatted_20_Text">DOW <text:s text:c="5"/>Day Of Week <text:s text:c="4"/>0-6</text:p>
      <text:p text:style-name="P73">CMD <text:s text:c="5"/>Command <text:s text:c="8"/>Any command to be executed.</text:p>
      <text:p text:style-name="Text_20_body"><text:span text:style-name="Strong_20_Emphasis">Examples of Cron jobs</text:span><text:line-break/><text:span text:style-name="Strong_20_Emphasis">1. Scheduling a Job For a Specific Time</text:span></text:p>
      <text:p text:style-name="Text_20_body">The basic usage of cron is to execute a job in a specific time as shown below. This will execute the Full backup shell script (full-backup) on 10th June 08:30 AM.</text:p>
      <text:p text:style-name="P156"/>
      <text:p text:style-name="P156">-----------------------------------------------------------------------------------------------</text:p>
      <text:p text:style-name="P156"/>
      <text:p text:style-name="P105"><text:span text:style-name="T64">#</text:span><text:span text:style-name="Strong_20_Emphasis"><text:span text:style-name="T29">Why</text:span></text:span><text:span text:style-name="T30"> people do Distro-Hopping</text:span></text:p>
      <text:p text:style-name="P21">To understand why people do distro-hopping, let’s look at the main factors that differentiate the distros so that we can understand the reasons behind doing distro-hopping.</text:p>
      <text:h text:style-name="P12" text:outline-level="3"><text:span text:style-name="Strong_20_Emphasis"><text:span text:style-name="T31">Reason#1: Each distro is unique</text:span></text:span></text:h>
      <text:p text:style-name="P21">Some of the factors that differentiate these distros include the following</text:p>
      <text:list xml:id="list381254614" text:style-name="L7">
        <text:list-item>
          <text:p text:style-name="P167">The goal of the distro (as we saw in the previous section)</text:p>
        </text:list-item>
        <text:list-item>
          <text:p text:style-name="P167">Target use-case (e.g. Servers vs General users)</text:p>
        </text:list-item>
        <text:list-item>
          <text:p text:style-name="P167">Business model (e.g. Community driven vs Commercial distros)</text:p>
        </text:list-item>
        <text:list-item>
          <text:p text:style-name="P167">Usage of free software vs proprietary software (as some hardware like network cards and graphics cards always only came with proprietary software)</text:p>
        </text:list-item>
        <text:list-item>
          <text:p text:style-name="P167">The package manager (used to install and uninstall software on the system)</text:p>
        </text:list-item>
        <text:list-item>
          <text:p text:style-name="P167">Ease of Use (beginners vs advanced users)</text:p>
        </text:list-item>
        <text:list-item>
          <text:p text:style-name="P167">Init system (sys init vs systemd)</text:p>
        </text:list-item>
        <text:list-item>
          <text:p text:style-name="P167">Stability (Rolling releases vs Standard releases)</text:p>
        </text:list-item>
        <text:list-item>
          <text:p text:style-name="P167">hardware architecture (x86, x64, ARM, etc.)</text:p>
        </text:list-item>
        <text:list-item>
          <text:p text:style-name="P167">Security (decides the level of anonymity)</text:p>
        </text:list-item>
        <text:list-item>
          <text:p text:style-name="P167">Resource constraints</text:p>
        </text:list-item>
        <text:list-item>
          <text:p text:style-name="P167"><text:soft-page-break/>Aesthetics (how the desktop and related apps look like)</text:p>
        </text:list-item>
        <text:list-item>
          <text:p text:style-name="P167">Support (free and paid support)</text:p>
        </text:list-item>
        <text:list-item>
          <text:p text:style-name="P167">Release cycles and Long term support (for example Ubuntu’s Long Term Support version is 2 years, which means you get security updates till that point and after that, you need to upgrade to their latest versions)</text:p>
        </text:list-item>
      </text:list>
      <text:p text:style-name="P21">In the previous article, I have explained the reasons behind the existence of so many Linux distros. In that article, I have explained the spirit behind Linux distros through some stories about the initial era of Linux, and the factors that differentiate each Linux distro. You can find that in the link below.</text:p>
      <text:p text:style-name="P23"><text:a xlink:type="simple" xlink:href="http://embeddedinventor.com/reasons-behind-the-existence-of-so-many-linux-distros-an-analysis/" text:style-name="Internet_20_link" text:visited-style-name="Visited_20_Internet_20_Link"><text:span text:style-name="Strong_20_Emphasis"><text:span text:style-name="T79">Reasons Behind The Existence of SO MANY Linux Distros: An Analysis!</text:span></text:span></text:a></text:p>
      <text:p text:style-name="P21">If you haven’t already, I suggest you read that before continuing this article.</text:p>
      <text:h text:style-name="P12" text:outline-level="3"><text:span text:style-name="Strong_20_Emphasis"><text:span text:style-name="T31">Reason#2: The Linux World Has Choices</text:span></text:span></text:h>
      <text:p text:style-name="P21">Unlike Windows and Mac OSX, Linux doesn’t take the “one size fits all” approach. Instead, Linux Distros is all about “tailor-made” Operating Systems suitable for a specific purpose.</text:p>
      <text:p text:style-name="P21">As mentioned in the article linked above, these purposes maybe include</text:p>
      <text:list xml:id="list1784823439" text:style-name="L8">
        <text:list-item>
          <text:p text:style-name="P168">producing documents</text:p>
        </text:list-item>
        <text:list-item>
          <text:p text:style-name="P168">writing programs and creating software</text:p>
        </text:list-item>
        <text:list-item>
          <text:p text:style-name="P168">editing pictures, videos, audio and multimedia-production related works</text:p>
        </text:list-item>
        <text:list-item>
          <text:p text:style-name="P168">securing the operating system so that no one can hack into it or</text:p>
        </text:list-item>
        <text:list-item>
          <text:p text:style-name="P168">just browse the internet and consume media.</text:p>
        </text:list-item>
      </text:list>
      <text:h text:style-name="P12" text:outline-level="3"><text:span text:style-name="Strong_20_Emphasis"><text:span text:style-name="T31">Reason#3: To Learn</text:span></text:span></text:h>
      <text:p text:style-name="P21">This is one of the main reasons people distro-hop, which is to learn more about Linux and in a fun way of tinkering around. I believe this is what separates everyday users of computers and the Linux community, as Linux users usually love the idea of customizing everything and tinker around to make things work the way they want it to!</text:p>
      <text:p text:style-name="P21">Each distro has a different way of doing things since there is no such thing as “one best way”, as its all about tradeoffs. Thus switching between distros is an excellent opportunity to learn!</text:p>
      <text:p text:style-name="P23"><text:span text:style-name="T32">For example, I used to think each given distro is different when it comes to how its desktop looks. Once I hop over a few distros, I saw that many distros are similar looking and I inevitably got into the confusion of “</text:span><text:span text:style-name="Emphasis"><text:span text:style-name="T34">why these are different distro’s even though they look alike?</text:span></text:span><text:span text:style-name="T32">“</text:span></text:p>
      <text:p text:style-name="P21">Then I understood what desktop environments are, how modularly they are constructed and the reason behind having so many Desktop environments. I suggest you take a look at the article below, which I wrote recently regarding Desktop Environments and their place in Linux.</text:p>
      <text:p text:style-name="P23"><text:a xlink:type="simple" xlink:href="http://embeddedinventor.com/linux-distros-vs-desktop-environments-differences-explained/" text:style-name="Internet_20_link" text:visited-style-name="Visited_20_Internet_20_Link"><text:span text:style-name="Strong_20_Emphasis"><text:span text:style-name="T79">Linux Distros vs Desktop Environments: Differences Explained!</text:span></text:span></text:a></text:p>
      <text:p text:style-name="P21"><text:soft-page-break/>Thus through distro-hopping, people learn a lot about how Linux works and how the operating systems and computing industry works in general.</text:p>
      <text:h text:style-name="P12" text:outline-level="3"><text:span text:style-name="Strong_20_Emphasis"><text:span text:style-name="T31">Reason#4: To Explore</text:span></text:span></text:h>
      <text:p text:style-name="P21">The next reason is to explore the world of Linux. There are situations where you don’t really know what you want till you actually see it. Linux world is one good example of this. By exploring more distros, you get to experience several flavors and cuisines before you can figure out what your staple food is!</text:p>
      <text:h text:style-name="P12" text:outline-level="3"><text:span text:style-name="Strong_20_Emphasis"><text:span text:style-name="T31">Reason#5: To Stay Updated</text:span></text:span></text:h>
      <text:p text:style-name="P21">This is another reason people distro-hop. There are new technologies and innovations coming up all the time in the Linux world and people don’t like being left behind as their distro is not implementing certain innovations. So in order to keep up with the latest trend, people happen to hop between distros all the time!</text:p>
      <text:h text:style-name="P12" text:outline-level="3"><text:span text:style-name="Strong_20_Emphasis"><text:span text:style-name="T31">Reason#6: Boredom and Lack of Satisfaction</text:span></text:span></text:h>
      <text:p text:style-name="P21">This is the same trend we see in the smartphone industry, people get bored of their phone so every year they buy a new one even though the one they have is working perfectly normal and is more than enough for their needs!</text:p>
      <text:p text:style-name="P21">Similarly when people get bored with their present distro and they tend to switch to another one, and then another one and then another and so on. They can never stick to one distro for too long and they tend to get bored easily.</text:p>
      <text:p text:style-name="P21">With smartphones, you need to spend money, with distros you don’t. This just makes it that much easier to distro-hop. There are even Reddit groups for Distro-hoppers!!</text:p>
      <text:p text:style-name="P21">But I would caution you against using this as a reason to distro-hop, as even though you don’t have to spend a penny, you will be wasting precious time doing it. Unless you actually commit to a Distro for a good amount of time, you will not get to learn anything (other than installation procedures!!) and you will not be able to mature as a Linux user!</text:p>
      <text:p text:style-name="P23"><text:span text:style-name="Strong_20_Emphasis"><text:span text:style-name="T33">So if you want to distro hop, do it for the right reasons!!</text:span></text:span></text:p>
      <text:p text:style-name="P21">So to summarize</text:p>
      <text:p text:style-name="P23"><text:span text:style-name="Strong_20_Emphasis"><text:span text:style-name="T33">Why Linux Users do Distro-hopping? </text:span></text:span><text:span text:style-name="T32">It’s because each distro is unique, the Linux world has choices, a general sense of dissatisfaction and also distro-hopping helps them to explore the Linux world and stay updated on the latest features, philosophies, and technologies.</text:span></text:p>
      <text:p text:style-name="P21">Now that we have seen the reasons behind distro-hopping, let’s proceed to the next section and look at some information that you need to be aware of before you can start distro-hopping.</text:p>
      <text:h text:style-name="P11" text:outline-level="2"><text:soft-page-break/><text:span text:style-name="Strong_20_Emphasis"><text:span text:style-name="T29">How to do Distro-Hopping</text:span></text:span></text:h>
      <text:p text:style-name="P21">If you are reading this article, I guess that means you have already started your journey of distro-hopping. In this section, let’s have a quick look at some of the popular distros and some suggestions that I would like to leave you with as you continue your Distro-hopping journey!</text:p>
      <text:h text:style-name="P12" text:outline-level="3"><text:span text:style-name="Strong_20_Emphasis"><text:span text:style-name="T31">Beginner Level</text:span></text:span></text:h>
      <text:p text:style-name="P21">Most users start with some easy to install distros like Solus, Ubuntu or one of its flavors (like Kubuntu and Xubuntu) or derivatives like Linux Mint. These are the popularly suggested “beginner distros” since almost everything can be done through using graphical tools and software.</text:p>
      <text:p text:style-name="P21">But these easy to use distros usually come with their own set of constraints. If you are a person who wants his computer just the way you need it to be then you will have a difficult time later on with these distros.</text:p>
      <text:p text:style-name="P21">So usually beginners Linux enthusiasts hop away from these beginner distros after spending some considerable time to learn what it offers and what are its limitations.</text:p>
      <text:h text:style-name="P12" text:outline-level="3"><text:span text:style-name="Strong_20_Emphasis"><text:span text:style-name="T31">Intermediate Level</text:span></text:span></text:h>
      <text:p text:style-name="P21">Okay so once you have learned everything you can about beginner distros and you are ready to move on to the next level, the type of distros you should hop to must be the original ones like Debian, Fedora, Slackware, and OpenSUSE. (stay away from Arch Linux and Gentoo until you are familiar with all the above distros as its too big a step from the beginner distros!)</text:p>
      <text:p text:style-name="P21">Each of these distros is different and they have their own characteristics and these are the distros that will teach you tons about the Linux world!</text:p>
      <text:p text:style-name="P21">All of these distros are still eas</text:p>
      <text:p text:style-name="P157"/>
      <text:p text:style-name="P157"/>
      <text:p text:style-name="P157"/>
      <text:p text:style-name="P158">#DistroWatch.com</text:p>
      <text:p text:style-name="P158"/>
      <text:p text:style-name="P160">DistroWatch is a website which provides news, distribution pages hit rankings, and other general information about various Linux distributions as well as other free software/open source Unix-like operating systems.</text:p>
      <text:p text:style-name="P160"/>
      <text:p text:style-name="P160"/>
      <text:p text:style-name="P98"><text:span text:style-name="T117">#</text:span><text:span text:style-name="T123"> </text:span><text:a xlink:type="simple" xlink:href="https://distrotest.net/" text:style-name="Internet_20_link" text:visited-style-name="Visited_20_Internet_20_Link">https://distrotest.net/</text:a></text:p>
      <text:p text:style-name="P159"><text:soft-page-break/>online operating system tester, </text:p>
      <text:p text:style-name="P145"/>
      <text:p text:style-name="Standard"><draw:frame draw:style-name="fr1" draw:name="exacc_hfJaYebbDtKN4-EPxtGm-Ac27" text:anchor-type="char" svg:width="17.251cm" draw:z-index="5"><draw:text-box fo:min-height="0.041cm"><text:section text:style-name="Sect1" text:name="_hfJaYebbDtKN4-EPxtGm-Ac28"><text:p text:style-name="P84"/><text:section text:style-name="Sect1" text:name="hfJaYebbDtKN4-EPxtGm-Ac__10"><text:p text:style-name="P83">DistroTest is <text:span text:style-name="T96">a web service that allows you to test Linux and Unix operating systems online for free</text:span>, without having to install them locally. ... You can test installed programs and even delete or format the hard disk or system files</text:p></text:section></text:section></draw:text-box></draw:frame></text:p>
      <text:p text:style-name="P159"/>
      <text:p text:style-name="P161"/>
      <text:p text:style-name="P161"/>
      <text:p text:style-name="P162"/>
      <text:p text:style-name="P162">#try out different de genome/kde/xde</text:p>
      <text:p text:style-name="P99"/>
      <text:p text:style-name="P22"><text:span text:style-name="T68">You can easily switch DE's, just install the </text:span><text:span text:style-name="Source_20_Text"><text:span text:style-name="T70">ubuntu-gnome-desktop</text:span></text:span><text:span text:style-name="T68"> via:</text:span></text:p>
      <text:p text:style-name="P16"><text:span text:style-name="Source_20_Text"><text:span text:style-name="T66">apt install ubuntu-gnome-desktop</text:span></text:span></text:p>
      <text:p text:style-name="P3">after that, you can select which desktop environment to use in the login screen.</text:p>
      <text:p text:style-name="P22"><text:span text:style-name="Source_20_Text"><text:span text:style-name="T70">ubuntu-gnome-desktop</text:span></text:span><text:span text:style-name="T68"> is a meta package which should install everything which is needed to make it run.</text:span></text:p>
      <text:p text:style-name="Text_20_body"/>
      <text:p text:style-name="Text_20_body"/>
      <text:p text:style-name="P106">#try tiling window manager</text:p>
      <text:p text:style-name="P106"/>
      <text:p text:style-name="P107"><text:span text:style-name="T22">As the name </text:span><text:span text:style-name="Strong_20_Emphasis"><text:span text:style-name="T26">Linux Window manager</text:span></text:span><text:span text:style-name="T35"> </text:span><text:span text:style-name="T22">suggests, the work of </text:span><text:span text:style-name="Strong_20_Emphasis"><text:span text:style-name="T26">window managers</text:span></text:span><text:span text:style-name="T35"> </text:span><text:span text:style-name="T22">is to coordinate how app windows function and they automatically run in the background of your OS to manage the appearance and placement of running applications.</text:span></text:p>
      <text:p text:style-name="P149"/>
      <text:p text:style-name="P150">I3 </text:p>
      <text:p text:style-name="P150">bspwsm</text:p>
      <text:p text:style-name="P150"><text:soft-page-break/>herbstlufm</text:p>
      <text:p text:style-name="P150">awesome tilix</text:p>
      <text:p text:style-name="P150"/>
      <text:p text:style-name="P150"/>
      <text:p text:style-name="P150"/>
      <text:p text:style-name="P150">One of the hardest adjustments for users who switch from Windows to Linux is the idea that not every bit of software you want to install is ready-made for you. Unlike Windows users, who (in most cases) get software pre-packaged in an EXE installer or ZIP file, Linux users often have to compile their own software packages.</text:p>
      <text:p text:style-name="P29">If you want to know how to compile software packages on Linux, you’ll need to follow a few steps. You’ll need to download the source code, run the configure command, install any required dependency packages, then run the make command to begin compiling your package. Here’s how to do all of this on a Linux-based operating system.</text:p>
      <text:p text:style-name="P29"/>
      <text:h text:style-name="P28" text:outline-level="2"><text:bookmark text:name="FsdCGcXqqk"/><text:span text:style-name="Strong_20_Emphasis"><text:span text:style-name="T132">Downloading Source Files</text:span></text:span></text:h>
      <text:p text:style-name="P29">Before you begin building your new software packages, you need the source code. This could be from a package that you’ve developed yourself, in which case you should have access to the source code already.</text:p>
      <text:p text:style-name="P30"><text:span text:style-name="T80">It’s more likely, however, that you’re attempting to compile a software package on Linux from another developer. Popular code sharing sites like </text:span><text:a xlink:type="simple" xlink:href="https://github.com/" office:target-frame-name="_blank" xlink:show="new" text:style-name="Internet_20_link" text:visited-style-name="Visited_20_Internet_20_Link"><text:span text:style-name="T81">Github</text:span></text:a><text:span text:style-name="T80"> allow you to </text:span><text:a xlink:type="simple" xlink:href="https://helpdeskgeek.com/how-to/how-to-view-the-source-code-of-an-open-source-piece-of-software/" office:target-frame-name="_blank" xlink:show="new" text:style-name="Internet_20_link" text:visited-style-name="Visited_20_Internet_20_Link"><text:span text:style-name="T81">view and download the source code</text:span></text:a><text:span text:style-name="T80"> for packages, which you can then compile. You can use GIT, the popular version control system, to download the source files to your PC.</text:span></text:p>
      <text:p text:style-name="P29">You can also download the source code from open-source projects like VLC directly. These usually come in a <text:a xlink:type="simple" xlink:href="https://helpdeskgeek.com/free-tools-review/differences-between-the-many-archive-compressed-file-formats/" office:target-frame-name="_blank" xlink:show="new" text:style-name="Internet_20_link" text:visited-style-name="Visited_20_Internet_20_Link"><text:span text:style-name="T133">compressed file format</text:span></text:a> like TAR.GZ, which you can extract at the terminal using the <text:span text:style-name="Strong_20_Emphasis"><text:span text:style-name="T96">tar</text:span></text:span> command. For instance, running the command <text:span text:style-name="Strong_20_Emphasis"><text:span text:style-name="T96">tar -xzvf source.tar.gz </text:span></text:span>would extract a tarball file named <text:span text:style-name="Strong_20_Emphasis"><text:span text:style-name="T96">source.tar.gz</text:span></text:span>.</text:p>
      <text:p text:style-name="P29">Once you have the source code available and extracted on your Linux PC, you can move to the next stage of preparation before you begin compiling your package.</text:p>
      <text:section text:style-name="Sect1" text:name="adngin-InContent_1-0">
        <text:p text:style-name="P108"><text:line-break/></text:p>
      </text:section>
      <text:p text:style-name="P29"><text:soft-page-break/></text:p>
      <text:p text:style-name="P15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sans-serif"/>
    <style:font-face style:name="Consolas1" svg:font-family="Consolas, Monaco, 'Andale Mono', 'Ubuntu Mono', monospace"/>
    <style:font-face style:name="Consolas" svg:font-family="Consolas, monospace"/>
    <style:font-face style:name="Courier 10 Pitch" svg:font-family="'Courier 10 Pitch', Courier, monospace"/>
    <style:font-face style:name="Fixed" svg:font-family="Fixed, monospace"/>
    <style:font-face style:name="Helvetica Neue" svg:font-family="'Helvetica Neue', Arial, Helvetica, sans-serif"/>
    <style:font-face style:name="Lato" svg:font-family="Lato, sans-serif"/>
    <style:font-face style:name="Lohit Devanagari1" svg:font-family="'Lohit Devanagari'"/>
    <style:font-face style:name="Muli" svg:font-family="Muli, sans-serif"/>
    <style:font-face style:name="Open Sans" svg:font-family="'Open Sans', system-ui, apple-system, BlinkMacSystemFont, 'Segoe UI', Roboto, 'Helvetica Neue', Arial, 'Noto Sans', sans-serif, 'Apple Color Emoji', 'Segoe UI Emoji', 'Segoe UI Symbol', 'Noto Color Emoji'"/>
    <style:font-face style:name="Overpass Mono" svg:font-family="'Overpass Mono', Consolas, Monaco, 'Andale Mono', monospace"/>
    <style:font-face style:name="RedHatDisplay" svg:font-family="RedHatDisplay, Overpass, Overpass, Helvetica, Arial, sans-serif"/>
    <style:font-face style:name="RedHatText" svg:font-family="RedHatText, Overpass, Overpass, Helvetica, Arial, sans-serif"/>
    <style:font-face style:name="Roboto Slab" svg:font-family="'Roboto Slab', 'Lucida Sans Unicode', 'Lucida Grande', sans-serif"/>
    <style:font-face style:name="Roboto2" svg:font-family="Roboto, 'Lucida Sans Unicode', 'Lucida Grande', sans-serif"/>
    <style:font-face style:name="Roboto" svg:font-family="Roboto, sans-serif"/>
    <style:font-face style:name="Roboto1" svg:font-family="Roboto, ui-sans-serif, system-ui, apple-system, BlinkMacSystemFont, 'Segoe UI', 'Helvetica Neue', Arial, 'Noto Sans', sans-serif, 'Apple Color Emoji', 'Segoe UI Emoji', 'Segoe UI Symbol', 'Noto Color Emoji'"/>
    <style:font-face style:name="Source Sans Pro" svg:font-family="'Source Sans Pro', sans-serif"/>
    <style:font-face style:name="Verdana2" svg:font-family="Verdana, BlinkMacSystemFont, apple-system, 'Segoe UI', Roboto, Oxygen, Ubuntu, Cantarell, 'Open Sans', 'Helvetica Neue', sans-serif"/>
    <style:font-face style:name="Verdana" svg:font-family="Verdana, Geneva, sans-serif"/>
    <style:font-face style:name="Verdana1" svg:font-family="Verdana, sans-serif"/>
    <style:font-face style:name="apple-system1" svg:font-family="apple-system, BlinkMacSystemFont, 'Segoe UI', 'Liberation Sans', sans-serif"/>
    <style:font-face style:name="apple-system" svg:font-family="apple-system, system-ui, BlinkMacSystemFont, 'Segoe UI', Helvetica, Arial, sans-serif, 'Apple Color Emoji', 'Segoe UI Emoji', 'Segoe UI Symbol'"/>
    <style:font-face style:name="arial" svg:font-family="arial, sans-serif"/>
    <style:font-face style:name="calibri" svg:font-family="calibri, sans-serif"/>
    <style:font-face style:name="erdana" svg:font-family="erdana, helvetica, arial, sans-serif"/>
    <style:font-face style:name="inherit" svg:font-family="inherit"/>
    <style:font-face style:name="inter-regular" svg:font-family="inter-regular, system-ui, apple-system, BlinkMacSystemFont, 'Segoe UI', Roboto, 'Helvetica Neue', Helvetica, Arial, sans-serif"/>
    <style:font-face style:name="monospace" svg:font-family="monospace"/>
    <style:font-face style:name="monospace2" svg:font-family="monospace, courier"/>
    <style:font-face style:name="monospace1" svg:font-family="monospace, monospace"/>
    <style:font-face style:name="urw-din" svg:font-family="urw-din, sans-serif"/>
    <style:font-face style:name="var ff-mono" svg:font-family="'var ff-mono'"/>
    <style:font-face style:name="var ff-sans" svg:font-family="'var ff-san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4T10:42:45.041765413</meta:creation-date>
    <dc:date>2021-10-05T09:25:05.146417370</dc:date>
    <meta:editing-duration>PT3H52M57S</meta:editing-duration>
    <meta:editing-cycles>94</meta:editing-cycles>
    <meta:generator>LibreOffice/6.4.7.2$Linux_X86_64 LibreOffice_project/40$Build-2</meta:generator>
    <meta:document-statistic meta:table-count="0" meta:image-count="2" meta:object-count="0" meta:page-count="21" meta:paragraph-count="368" meta:word-count="4680" meta:character-count="27542" meta:non-whitespace-character-count="22839"/>
  </office:meta>
</office:document-meta>
</file>